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2cm" fo:min-width="5.7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32cm" fo:min-width="3.818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61cm" fo:min-width="3.842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47cm" fo:min-width="5.57cm"/>
    </style:style>
    <style:style style:name="gr13" style:family="graphic" style:parent-style-name="standard">
      <style:graphic-properties draw:stroke="dash" draw:stroke-dash="Line_20_Style_20_9" draw:fill-color="#ffffff" draw:textarea-horizontal-align="justify" draw:textarea-vertical-align="middle" draw:auto-grow-height="false" fo:min-height="1.02cm" fo:min-width="12.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width="0.035cm" draw:stroke-linejoin="miter" draw:fill="solid" draw:fill-color="#ffffff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layer="layout" svg:x1="4.572cm" svg:y1="2.54cm" svg:x2="4.588cm" svg:y2="19.304cm">
          <text:p/>
        </draw:line>
        <draw:line draw:style-name="gr1" draw:layer="layout" svg:x1="17.272cm" svg:y1="2.54cm" svg:x2="17.356cm" svg:y2="19.304cm">
          <text:p/>
        </draw:line>
        <draw:line draw:style-name="gr1" draw:layer="layout" svg:x1="25.4cm" svg:y1="2.54cm" svg:x2="25.4cm" svg:y2="19.294cm">
          <text:p/>
        </draw:line>
        <draw:frame draw:style-name="gr2" draw:text-style-name="P1" draw:layer="layout" svg:width="1.778cm" svg:height="2.384cm" svg:x="3.764cm" svg:y="1.68cm">
          <draw:text-box>
            <text:p text:style-name="P1">UE </text:p>
          </draw:text-box>
        </draw:frame>
        <draw:frame draw:style-name="gr2" draw:text-style-name="P1" draw:layer="layout" svg:width="7.61cm" svg:height="2.384cm" svg:x="13.716cm" svg:y="1.524cm">
          <draw:text-box>
            <text:p text:style-name="P1">SCN</text:p>
            <text:p text:style-name="P1"/>
          </draw:text-box>
        </draw:frame>
        <draw:frame draw:style-name="gr2" draw:text-style-name="P1" draw:layer="layout" svg:width="2.32cm" svg:height="2.384cm" svg:x="24.248cm" svg:y="1.582cm">
          <draw:text-box>
            <text:p text:style-name="P1">HN</text:p>
          </draw:text-box>
        </draw:frame>
        <draw:line draw:style-name="gr3" draw:layer="layout" svg:x1="11.33cm" svg:y1="11.394cm" svg:x2="4.606cm" svg:y2="11.394cm">
          <text:p/>
        </draw:line>
        <draw:line draw:style-name="gr4" draw:layer="layout" svg:x1="4.606cm" svg:y1="18.488cm" svg:x2="11.43cm" svg:y2="18.488cm">
          <text:p/>
        </draw:line>
        <draw:line draw:style-name="gr4" draw:layer="layout" svg:x1="17.356cm" svg:y1="7.636cm" svg:x2="25.36cm" svg:y2="7.646cm">
          <text:p/>
        </draw:line>
        <draw:line draw:style-name="gr4" draw:layer="layout" svg:x1="25.4cm" svg:y1="9.93cm" svg:x2="17.356cm" svg:y2="9.916cm">
          <text:p/>
        </draw:line>
        <draw:g>
          <svg:title>TexMaths</svg:title>
          <svg:desc>12§latex§$scnid,e_{scnid}$§svg§600§TRUE§</svg:desc>
          <draw:polygon draw:style-name="gr5" draw:layer="layout" svg:width="2.188cm" svg:height="0.374cm" svg:x="20.493cm" svg:y="7.039cm" svg:viewBox="0 0 2189 375" draw:points="1095,375 0,375 0,0 2189,0 2189,375">
            <text:p/>
          </draw:polygon>
          <draw:path draw:style-name="gr6" draw:layer="layout" svg:width="0.155cm" svg:height="0.191cm" svg:x="20.515cm" svg:y="7.145cm" svg:viewBox="0 0 156 192" svg:d="M144 29c-12 0-20 9-20 19 0 6 3 12 13 12 9 0 19-7 19-24 0-18-18-36-50-36-57 0-72 43-72 62 0 33 32 40 44 43 22 3 44 8 44 32 0 11-9 46-61 46-6 0-38 0-48-22 16 1 27-11 27-23 0-9-8-14-16-14-11 0-24 8-24 27 0 24 24 41 61 41 69 0 85-51 85-69 0-16-8-27-13-32-12-12-24-14-43-18-14-3-31-6-31-25 0-13 9-38 47-38 10 0 32 2 38 19z">
            <text:p/>
          </draw:path>
          <draw:path draw:style-name="gr6" draw:layer="layout" svg:width="0.165cm" svg:height="0.191cm" svg:x="20.708cm" svg:y="7.145cm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
            <text:p/>
          </draw:path>
          <draw:path draw:style-name="gr6" draw:layer="layout" svg:width="0.228cm" svg:height="0.191cm" svg:x="20.884cm" svg:y="7.145cm" svg:viewBox="0 0 229 192" svg:d="M25 162c-1 7-3 17-3 19 0 8 6 11 12 11 4 0 13-3 15-12 0 0 6-20 9-31l8-38c4-9 6-19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
            <text:p/>
          </draw:path>
          <draw:path draw:style-name="gr6" draw:layer="layout" svg:width="0.112cm" svg:height="0.284cm" svg:x="21.136cm" svg:y="7.052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6" draw:layer="layout" svg:width="0.201cm" svg:height="0.298cm" svg:x="21.286cm" svg:y="7.038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6" draw:layer="layout" svg:width="0.049cm" svg:height="0.126cm" svg:x="21.524cm" svg:y="7.287cm" svg:viewBox="0 0 50 127" svg:d="M50 44c0-27-10-44-27-44-15 0-23 11-23 23 0 11 8 23 23 23 5 0 11-3 15-6 2-2 2-2 3-2v6c0 33-15 58-29 73-5 3-5 4-5 6 0 3 3 4 4 4 5 0 39-32 39-83z">
            <text:p/>
          </draw:path>
          <draw:path draw:style-name="gr6" draw:layer="layout" svg:width="0.162cm" svg:height="0.191cm" svg:x="21.694cm" svg:y="7.145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6" draw:layer="layout" svg:width="0.118cm" svg:height="0.134cm" svg:x="21.891cm" svg:y="7.264cm" svg:viewBox="0 0 119 135" svg:d="M107 19c-7 3-12 9-12 15 0 7 6 9 9 9 4 0 15-2 15-17 0-20-22-26-40-26-47 0-55 35-55 43 0 11 7 18 11 22 8 6 13 7 33 11 6 1 26 4 26 20 0 5-3 16-16 24-12 6-26 6-30 6-12 0-29-2-36-12 11-1 17-9 17-18 0-7-5-11-12-11-9 0-17 7-17 21 0 18 19 29 48 29 55 0 65-38 65-50 0-27-30-32-41-35-2-1-11-2-12-2-11-2-17-8-17-14 0-8 6-16 12-20 9-6 19-6 24-6 6 0 22 2 28 11z">
            <text:p/>
          </draw:path>
          <draw:path draw:style-name="gr6" draw:layer="layout" svg:width="0.127cm" svg:height="0.134cm" svg:x="22.047cm" svg:y="7.264cm" svg:viewBox="0 0 128 135" svg:d="M112 17c-11 2-15 11-15 17 0 8 6 10 11 10 7 0 18-3 18-18 0-20-24-26-40-26-44 0-86 41-86 83 0 25 18 52 55 52 51 0 73-30 73-34 0-2-2-5-4-5s-3 0-5 3c-23 27-58 27-64 27-20 0-30-14-30-34 0-8 4-40 19-61 11-14 27-23 42-23 4 0 18 0 26 9z">
            <text:p/>
          </draw:path>
          <draw:path draw:style-name="gr6" draw:layer="layout" svg:width="0.18cm" svg:height="0.134cm" svg:x="22.192cm" svg:y="7.264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2cm" svg:x="22.401cm" svg:y="7.199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6" draw:layer="layout" svg:width="0.151cm" svg:height="0.208cm" svg:x="22.524cm" svg:y="7.189cm" svg:viewBox="0 0 152 209" svg:d="M151 8c1 0 1-3 1-4 0-2-1-4-4-4-5 0-30 2-38 2-2 2-7 2-7 8 0 4 5 4 9 4 14 0 14 2 14 4s-1 5-1 7l-18 67c-6-9-16-16-30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</draw:g>
        <draw:g>
          <svg:title>TexMaths</svg:title>
          <svg:desc>12§latex§$\mathcal{X}_{scnid,hnid}$§svg§600§TRUE§</svg:desc>
          <draw:polygon draw:style-name="gr5" draw:layer="layout" svg:width="1.908cm" svg:height="0.408cm" svg:x="20.03cm" svg:y="9.356cm" svg:viewBox="0 0 1909 409" draw:points="954,409 0,409 0,0 1909,0 1909,409">
            <text:p/>
          </draw:polygon>
          <draw:path draw:style-name="gr6" draw:layer="layout" svg:width="0.319cm" svg:height="0.288cm" svg:x="20.052cm" svg:y="9.355cm" svg:viewBox="0 0 320 289" svg:d="M181 56c-2-32-7-56-37-56-40 0-67 29-67 41 0 2 2 2 5 2 4 0 22-5 30-19l1-1c24 0 29 13 33 57l6 63c-15 8-73 42-103 63-48 34-49 47-49 59 0 14 7 24 20 24 14 0 33-14 33-20 0-3-1-3-4-3-3-1-13-2-13-19 0-11 0-17 44-47 27-17 51-30 74-44 0 1 6 65 7 72 3 33 6 61 37 61 41 0 68-29 68-41 0-2-2-2-4-2-5 0-23 5-32 19-1 1-3 1-4 1-24 0-27-27-30-62-2-15-3-25-6-69 130-79 130-93 130-111 0-14-7-24-19-24-13 0-32 14-32 20 0 3 2 3 2 3 4 1 13 2 13 19 0 11-1 17-37 42-12 8-30 19-59 37z">
            <text:p/>
          </draw:path>
          <draw:path draw:style-name="gr6" draw:layer="layout" svg:width="0.118cm" svg:height="0.133cm" svg:x="20.35cm" svg:y="9.576cm" svg:viewBox="0 0 119 134" svg:d="M107 19c-7 3-12 9-12 15 0 7 6 9 9 9 4 0 15-2 15-17 0-20-22-26-40-26-47 0-55 35-55 43 0 11 7 18 11 22 8 6 13 7 33 11 6 1 26 4 26 20 0 5-3 15-16 24-12 6-26 6-30 6-12 0-29-3-36-12 11-1 17-10 17-18 0-7-5-11-12-11-9 0-17 7-17 20 0 18 19 29 48 29 55 0 65-37 65-49 0-27-30-32-41-35-2-1-11-2-12-2-11-2-17-8-17-14 0-8 6-16 12-20 9-6 19-6 24-6 6 0 22 2 28 11z">
            <text:p/>
          </draw:path>
          <draw:path draw:style-name="gr6" draw:layer="layout" svg:width="0.129cm" svg:height="0.133cm" svg:x="20.506cm" svg:y="9.576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6" draw:layer="layout" svg:width="0.18cm" svg:height="0.133cm" svg:x="20.653cm" svg:y="9.576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20.86cm" svg:y="9.511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6" draw:layer="layout" svg:width="0.151cm" svg:height="0.208cm" svg:x="20.983cm" svg:y="9.501cm" svg:viewBox="0 0 152 209" svg:d="M151 8c1 0 1-3 1-4 0-2-1-4-4-4-5 0-30 2-38 2-2 2-7 2-7 8 0 4 5 4 9 4 14 0 14 2 14 4s-1 5-1 7l-17 67c-7-9-17-16-31-16-39 0-77 40-77 83 0 29 19 50 44 50 17 0 32-9 44-21 4 18 22 21 30 21 10 0 18-6 24-16 6-12 9-29 9-30 0-4-3-4-3-4-5 0-5 2-8 10-3 14-9 31-21 31-7 0-10-6-10-14 0-6 0-9 1-12zM89 169c-3 8-10 14-16 19-2 3-14 12-27 12-11 0-22-7-22-29 0-15 8-48 16-60 13-23 28-27 37-27 20 0 26 21 26 25 0 1 0 4-1 5z">
            <text:p/>
          </draw:path>
          <draw:path draw:style-name="gr6" draw:layer="layout" svg:width="0.037cm" svg:height="0.091cm" svg:x="21.173cm" svg:y="9.673cm" svg:viewBox="0 0 38 92" svg:d="M30 30c0 16-2 35-24 54-1 1-1 2-1 4s2 4 3 4c5 0 30-24 30-60 0-18-7-32-21-32-10 0-17 7-17 17 0 9 7 18 18 18 7 0 12-5 12-5z">
            <text:p/>
          </draw:path>
          <draw:path draw:style-name="gr6" draw:layer="layout" svg:width="0.161cm" svg:height="0.208cm" svg:x="21.262cm" svg:y="9.501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0-49 24z">
            <text:p/>
          </draw:path>
          <draw:path draw:style-name="gr6" draw:layer="layout" svg:width="0.18cm" svg:height="0.133cm" svg:x="21.451cm" svg:y="9.576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21.658cm" svg:y="9.511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6" draw:layer="layout" svg:width="0.151cm" svg:height="0.208cm" svg:x="21.781cm" svg:y="9.501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</draw:g>
        <draw:g>
          <svg:title>TexMaths</svg:title>
          <svg:desc>12§latex§$E(IMSI||salt,e_{scnid})$§svg§600§TRUE§</svg:desc>
          <draw:polygon draw:style-name="gr5" draw:layer="layout" svg:width="3.988cm" svg:height="0.42cm" svg:x="6.041cm" svg:y="17.913cm" svg:viewBox="0 0 3989 421" draw:points="1995,421 0,421 0,0 3989,0 3989,421">
            <text:p/>
          </draw:polygon>
          <draw:path draw:style-name="gr6" draw:layer="layout" svg:width="0.306cm" svg:height="0.287cm" svg:x="6.057cm" svg:y="17.942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6" draw:layer="layout" svg:width="0.099cm" svg:height="0.421cm" svg:x="6.418cm" svg:y="17.912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6" draw:layer="layout" svg:width="0.196cm" svg:height="0.288cm" svg:x="6.553cm" svg:y="17.94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6" draw:layer="layout" svg:width="0.423cm" svg:height="0.288cm" svg:x="6.774cm" svg:y="17.941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6" draw:layer="layout" svg:width="0.25cm" svg:height="0.307cm" svg:x="7.233cm" svg:y="17.931cm" svg:viewBox="0 0 251 308" svg:d="M251 5c0-3 0-5-4-5-2 0-3 0-8 6l-21 24c-10-19-32-30-60-30-54 0-104 49-104 100 0 34 22 53 43 59l46 12c15 4 39 11 39 46 0 37-34 78-76 78-28 0-75-10-75-62 0-10 3-21 3-23 1-1 1-3 1-3 0-4-3-4-5-4s-4 0-5 1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6" draw:layer="layout" svg:width="0.196cm" svg:height="0.288cm" svg:x="7.506cm" svg:y="17.94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6" draw:layer="layout" svg:width="0.017cm" svg:height="0.421cm" svg:x="7.761cm" svg:y="17.912cm" svg:viewBox="0 0 18 422" svg:d="M18 16c0-9 0-16-8-16-10 0-10 7-10 16v392c0 7 0 14 10 14 8 0 8-7 8-14z">
            <text:p/>
          </draw:path>
          <draw:path draw:style-name="gr6" draw:layer="layout" svg:width="0.017cm" svg:height="0.421cm" svg:x="7.877cm" svg:y="17.912cm" svg:viewBox="0 0 18 422" svg:d="M18 16c0-9 0-16-8-16-10 0-10 7-10 16v392c0 7 0 14 10 14 8 0 8-7 8-14z">
            <text:p/>
          </draw:path>
          <draw:path draw:style-name="gr6" draw:layer="layout" svg:width="0.155cm" svg:height="0.191cm" svg:x="7.966cm" svg:y="18.041cm" svg:viewBox="0 0 156 192" svg:d="M144 29c-12 0-20 9-20 19 0 6 3 12 13 12 9 0 19-7 19-24 0-18-18-36-50-36-57 0-72 43-72 62 0 33 32 40 44 42 22 4 44 9 44 33 0 10-10 45-61 45-6 0-38 0-48-21 16 1 27-11 27-23 0-10-8-15-16-15-11 0-24 9-24 28 0 24 24 41 61 41 69 0 85-52 85-70 0-15-8-26-13-31-12-12-24-14-43-18-14-3-31-6-31-25 0-13 9-38 47-38 10 0 32 2 38 19z">
            <text:p/>
          </draw:path>
          <draw:path draw:style-name="gr6" draw:layer="layout" svg:width="0.193cm" svg:height="0.191cm" svg:x="8.158cm" svg:y="18.041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6" draw:layer="layout" svg:width="0.09cm" svg:height="0.298cm" svg:x="8.381cm" svg:y="17.936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6" draw:layer="layout" svg:width="0.13cm" svg:height="0.269cm" svg:x="8.506cm" svg:y="17.965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6" draw:layer="layout" svg:width="0.049cm" svg:height="0.126cm" svg:x="8.685cm" svg:y="18.183cm" svg:viewBox="0 0 50 127" svg:d="M50 44c0-27-10-44-27-44-15 0-23 11-23 23 0 11 8 23 23 23 5 0 11-3 15-6 2-2 2-2 3-2v6c0 33-15 58-29 72-5 4-5 5-5 6 0 4 3 5 4 5 5 0 39-32 39-83z">
            <text:p/>
          </draw:path>
          <draw:path draw:style-name="gr6" draw:layer="layout" svg:width="0.162cm" svg:height="0.191cm" svg:x="8.854cm" svg:y="18.041cm" svg:viewBox="0 0 163 192" svg:d="M60 90c12 0 43-1 65-11 30-12 32-37 32-43 0-18-17-36-45-36-48 0-112 41-112 115 0 43 25 77 67 77 60 0 96-45 96-51 0-2-2-4-5-4-2 0-3 1-6 3-33 42-79 42-85 42-32 0-36-35-36-49 0-5 0-18 6-43zM40 80c16-64 61-70 72-70 19 0 31 12 31 26 0 44-69 44-85 44z">
            <text:p/>
          </draw:path>
          <draw:path draw:style-name="gr6" draw:layer="layout" svg:width="0.118cm" svg:height="0.133cm" svg:x="9.052cm" svg:y="18.161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6" draw:layer="layout" svg:width="0.129cm" svg:height="0.133cm" svg:x="9.208cm" svg:y="18.161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6" draw:layer="layout" svg:width="0.18cm" svg:height="0.133cm" svg:x="9.353cm" svg:y="18.161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9.561cm" svg:y="18.09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6" draw:layer="layout" svg:width="0.151cm" svg:height="0.208cm" svg:x="9.684cm" svg:y="18.08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6" draw:layer="layout" svg:width="0.099cm" svg:height="0.421cm" svg:x="9.89cm" svg:y="17.912cm" svg:viewBox="0 0 100 422" svg:d="M100 211c0-32-5-84-29-132-25-51-63-79-66-79-4 0-5 1-5 5 0 1 0 1 8 9 42 42 66 109 66 197 0 73-15 147-68 200-6 5-6 6-6 7 0 3 1 4 5 4 3 0 42-29 67-82 22-46 28-93 28-129z">
            <text:p/>
          </draw:path>
        </draw:g>
        <draw:line draw:style-name="gr7" draw:layer="layout" svg:x1="3.556cm" svg:y1="10.668cm" svg:x2="26.924cm" svg:y2="10.668cm">
          <text:p/>
        </draw:line>
        <draw:custom-shape draw:style-name="gr8" draw:text-style-name="P1" draw:layer="layout" svg:width="6.039cm" svg:height="0.882cm" svg:x="20.785cm" svg:y="8.292cm">
          <text:p/>
          <draw:enhanced-geometry svg:viewBox="0 0 21600 21600" draw:type="rectangle" draw:enhanced-path="M 0 0 L 21600 0 21600 21600 0 21600 0 0 Z N"/>
        </draw:custom-shape>
        <draw:line draw:style-name="gr1" draw:layer="layout" svg:x1="11.43cm" svg:y1="2.54cm" svg:x2="11.346cm" svg:y2="19.304cm">
          <text:p/>
        </draw:line>
        <draw:frame draw:style-name="gr2" draw:text-style-name="P1" draw:layer="layout" svg:width="7.61cm" svg:height="2.384cm" svg:x="7.63cm" svg:y="1.524cm">
          <draw:text-box>
            <text:p text:style-name="P1">SRN</text:p>
            <text:p text:style-name="P1"/>
          </draw:text-box>
        </draw:frame>
        <draw:g>
          <svg:title>TexMaths</svg:title>
          <svg:desc>12§latex§$scnid$§svg§600§TRUE§</svg:desc>
          <draw:polygon draw:style-name="gr5" draw:layer="layout" svg:width="0.995cm" svg:height="0.292cm" svg:x="7.474cm" svg:y="10.902cm" svg:viewBox="0 0 996 293" draw:points="498,293 0,293 0,0 996,0 996,293">
            <text:p/>
          </draw:polygon>
          <draw:path draw:style-name="gr6" draw:layer="layout" svg:width="0.155cm" svg:height="0.191cm" svg:x="7.496cm" svg:y="11.008cm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
            <text:p/>
          </draw:path>
          <draw:path draw:style-name="gr6" draw:layer="layout" svg:width="0.165cm" svg:height="0.191cm" svg:x="7.689cm" svg:y="11.008cm" svg:viewBox="0 0 166 192" svg:d="M151 26c-7 0-13 0-19 6-7 6-7 14-7 17 0 10 7 15 15 15 12 0 24-10 24-28 0-20-20-36-50-36-58 0-114 61-114 120 0 39 25 72 68 72 62 0 98-44 98-50 0-3-3-5-6-5-2 0-3 1-5 3-34 43-81 43-85 43-27 0-39-21-39-46 0-18 9-59 23-85 13-24 37-42 60-42 14 0 31 4 37 16z">
            <text:p/>
          </draw:path>
          <draw:path draw:style-name="gr6" draw:layer="layout" svg:width="0.228cm" svg:height="0.191cm" svg:x="7.865cm" svg:y="11.008cm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6" draw:layer="layout" svg:width="0.112cm" svg:height="0.284cm" svg:x="8.117cm" svg:y="10.915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6" draw:layer="layout" svg:width="0.201cm" svg:height="0.298cm" svg:x="8.267cm" svg:y="10.901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line draw:style-name="gr4" draw:layer="layout" svg:x1="11.346cm" svg:y1="13.84cm" svg:x2="17.356cm" svg:y2="13.84cm">
          <text:p/>
        </draw:line>
        <draw:g>
          <svg:title>TexMaths</svg:title>
          <svg:desc>12§latex§$hnid,root\_cert\_expiry\_time$§svg§600§TRUE§</svg:desc>
          <draw:polygon draw:style-name="gr5" draw:layer="layout" svg:width="5.067cm" svg:height="0.373cm" svg:x="5.46cm" svg:y="13.181cm" svg:viewBox="0 0 5068 374" draw:points="2535,374 0,374 0,0 5068,0 5068,374">
            <text:p/>
          </draw:polygon>
          <draw:path draw:style-name="gr6" draw:layer="layout" svg:width="0.208cm" svg:height="0.297cm" svg:x="5.483cm" svg:y="13.18cm" svg:viewBox="0 0 209 298" svg:d="M98 5c0 0 0-5-6-5-9 0-40 4-51 5-4 0-7 0-7 8 0 5 3 5 9 5 21 0 22 2 22 7l-1 9-63 243c-1 6-1 7-1 9 0 10 8 12 12 12 7 0 14-4 16-10l8-33 10-38c2-10 4-19 7-29 1-2 3-15 5-18 1-5 14-27 28-39 10-8 22-15 41-15 18 0 23 15 23 29 0 23-17 70-26 95-4 11-6 15-6 24 0 19 15 34 34 34 40 0 57-62 57-65 0-4-5-4-6-4-4 0-4 1-6 7-6 23-21 53-43 53-8 0-11-5-11-14 0-10 5-21 8-30 6-18 25-69 25-93 0-27-16-45-48-45-27 0-46 13-63 32z">
            <text:p/>
          </draw:path>
          <draw:path draw:style-name="gr6" draw:layer="layout" svg:width="0.228cm" svg:height="0.191cm" svg:x="5.714cm" svg:y="13.287cm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
            <text:p/>
          </draw:path>
          <draw:path draw:style-name="gr6" draw:layer="layout" svg:width="0.112cm" svg:height="0.283cm" svg:x="5.966cm" svg:y="13.194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6" draw:layer="layout" svg:width="0.201cm" svg:height="0.297cm" svg:x="6.116cm" svg:y="13.18cm" svg:viewBox="0 0 202 298" svg:d="M202 5c0 0 0-5-5-5-7 0-47 4-54 5-4 0-6 2-6 8 0 5 3 5 9 5 21 0 22 2 22 7l-1 9-25 100c-9-17-21-27-40-27-49 0-102 62-102 123 0 40 23 68 56 68 9 0 30-2 56-32 3 18 18 32 38 32 16 0 25-9 31-23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6" draw:layer="layout" svg:width="0.049cm" svg:height="0.126cm" svg:x="6.354cm" svg:y="13.428cm" svg:viewBox="0 0 50 127" svg:d="M50 44c0-27-10-44-27-44-15 0-23 11-23 23 0 11 8 23 23 23 5 0 11-3 15-6 2-2 2-2 2-2 1 0 1 0 1 6 0 33-15 58-29 72-5 4-5 5-5 6 0 4 3 5 4 5 5 0 39-32 39-83z">
            <text:p/>
          </draw:path>
          <draw:path draw:style-name="gr6" draw:layer="layout" svg:width="0.172cm" svg:height="0.191cm" svg:x="6.517cm" svg:y="13.287cm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6" draw:layer="layout" svg:width="0.18cm" svg:height="0.191cm" svg:x="6.724cm" svg:y="13.287cm" svg:viewBox="0 0 181 192" svg:d="M181 72c0-44-29-72-67-72-58 0-114 60-114 120 0 42 29 72 68 72 57 0 113-59 113-120zM68 182c-18 0-37-13-37-45 0-21 11-67 25-89 21-32 46-38 57-38 25 0 38 20 38 45 0 17-8 61-25 89-14 24-38 38-58 38z">
            <text:p/>
          </draw:path>
          <draw:path draw:style-name="gr6" draw:layer="layout" svg:width="0.18cm" svg:height="0.191cm" svg:x="6.928cm" svg:y="13.287cm" svg:viewBox="0 0 181 192" svg:d="M181 72c0-44-29-72-67-72-58 0-114 60-114 120 0 42 29 72 68 72 57 0 113-59 113-120zM68 182c-18 0-37-13-37-45 0-21 11-67 25-89 21-32 46-38 57-38 25 0 38 20 38 45 0 17-8 61-25 89-14 24-38 38-58 38z">
            <text:p/>
          </draw:path>
          <draw:path draw:style-name="gr6" draw:layer="layout" svg:width="0.13cm" svg:height="0.269cm" svg:x="7.123cm" svg:y="13.209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olygon draw:style-name="gr6" draw:layer="layout" svg:width="0.126cm" svg:height="0.017cm" svg:x="7.29cm" svg:y="13.456cm" svg:viewBox="0 0 127 18" draw:points="64,18 0,18 0,0 127,0 127,18">
            <text:p/>
          </draw:polygon>
          <draw:path draw:style-name="gr6" draw:layer="layout" svg:width="0.165cm" svg:height="0.191cm" svg:x="7.434cm" svg:y="13.287cm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
            <text:p/>
          </draw:path>
          <draw:path draw:style-name="gr6" draw:layer="layout" svg:width="0.162cm" svg:height="0.191cm" svg:x="7.618cm" svg:y="13.287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6" draw:layer="layout" svg:width="0.172cm" svg:height="0.191cm" svg:x="7.807cm" svg:y="13.287cm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6" draw:layer="layout" svg:width="0.13cm" svg:height="0.269cm" svg:x="8.005cm" svg:y="13.209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olygon draw:style-name="gr6" draw:layer="layout" svg:width="0.126cm" svg:height="0.017cm" svg:x="8.173cm" svg:y="13.456cm" svg:viewBox="0 0 127 18" draw:points="64,18 0,18 0,0 127,0 127,18">
            <text:p/>
          </draw:polygon>
          <draw:path draw:style-name="gr6" draw:layer="layout" svg:width="0.162cm" svg:height="0.191cm" svg:x="8.319cm" svg:y="13.287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6" draw:layer="layout" svg:width="0.21cm" svg:height="0.191cm" svg:x="8.507cm" svg:y="13.287cm" svg:viewBox="0 0 211 192" svg:d="M130 60c2-12 12-50 42-50 2 0 12 0 20 4-11 3-19 14-19 23 0 7 3 16 15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8z">
            <text:p/>
          </draw:path>
          <draw:path draw:style-name="gr6" draw:layer="layout" svg:width="0.22cm" svg:height="0.269cm" svg:x="8.722cm" svg:y="13.287cm" svg:viewBox="0 0 221 270" svg:d="M32 239c-3 14-3 18-22 18-5 0-10 0-10 7 0 3 2 6 6 6 11 0 23-3 35-3 14 0 29 3 42 3 2 0 8 0 8-10 0-3-5-3-11-3-21 0-21-4-21-8s18-74 21-85c5 13 17 28 39 28 49 0 102-63 102-125 0-39-24-67-57-67-20 0-40 16-55 31-3-23-23-31-38-31-19 0-28 17-31 24-8 14-14 40-14 41 0 5 5 5 5 5 5 0 5 0 7-10 9-30 17-50 32-50 7 0 13 3 13 19 0 9-1 14-3 21zM107 55c3-12 14-24 23-30 14-13 26-15 33-15 18 0 28 14 28 39s-15 73-22 90c-14 30-35 43-50 43-28 0-34-35-34-37 0-1 0-2 1-7z">
            <text:p/>
          </draw:path>
          <draw:path draw:style-name="gr6" draw:layer="layout" svg:width="0.112cm" svg:height="0.283cm" svg:x="8.959cm" svg:y="13.194cm" svg:viewBox="0 0 113 284" svg:d="M109 16c0-9-6-16-17-16-10 0-22 11-22 23 0 7 6 14 16 14s23-9 23-21zM77 174c5-12 5-13 8-24 4-9 6-15 6-23 0-19-13-35-35-35-39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6" draw:layer="layout" svg:width="0.172cm" svg:height="0.191cm" svg:x="9.103cm" svg:y="13.287cm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6" draw:layer="layout" svg:width="0.195cm" svg:height="0.272cm" svg:x="9.305cm" svg:y="13.287cm" svg:viewBox="0 0 196 273" svg:d="M194 26c2-6 2-7 2-10 0-8-6-11-12-11-5 0-11 2-16 8 0 3-4 16-6 23-2 12-5 23-8 35l-20 75c-1 6-19 36-46 36-23 0-27-18-27-33 0-21 7-47 22-84 6-17 8-22 8-30 0-19-14-35-35-35-40 0-56 61-56 65 0 5 5 5 5 5 5 0 5-2 7-8 11-40 29-52 43-52 3 0 10 0 10 13 0 11-4 21-7 30-17 44-24 68-24 88 0 38 26 51 51 51 17 0 31-7 43-19-6 21-10 43-27 64-11 15-28 28-47 28-6 0-25-1-32-18 7 0 12 0 18-5 4-5 8-9 8-18 0-13-11-14-16-14-9 0-24 6-24 27s20 36 46 36c43 0 88-38 100-86z">
            <text:p/>
          </draw:path>
          <draw:polygon draw:style-name="gr6" draw:layer="layout" svg:width="0.126cm" svg:height="0.017cm" svg:x="9.539cm" svg:y="13.456cm" svg:viewBox="0 0 127 18" draw:points="64,18 0,18 0,0 127,0 127,18">
            <text:p/>
          </draw:polygon>
          <draw:path draw:style-name="gr6" draw:layer="layout" svg:width="0.13cm" svg:height="0.269cm" svg:x="9.676cm" svg:y="13.209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6" draw:layer="layout" svg:width="0.112cm" svg:height="0.283cm" svg:x="9.83cm" svg:y="13.194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6-4c-4 0-4 1-6 8-7 26-22 52-43 52-8 0-11-4-11-14s3-16 13-43z">
            <text:p/>
          </draw:path>
          <draw:path draw:style-name="gr6" draw:layer="layout" svg:width="0.346cm" svg:height="0.191cm" svg:x="9.975cm" svg:y="13.287cm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
            <text:p/>
          </draw:path>
          <draw:path draw:style-name="gr6" draw:layer="layout" svg:width="0.162cm" svg:height="0.191cm" svg:x="10.35cm" svg:y="13.287cm" svg:viewBox="0 0 163 192" svg:d="M60 90c12 0 43-1 65-11 30-12 32-37 32-43 0-18-17-36-45-36-48 0-112 41-112 115 0 43 25 77 67 77 60 0 96-45 96-51 0-2-2-4-5-4-2 0-3 1-6 3-33 42-79 42-85 42-32 0-36-35-36-49 0-5 0-18 6-43zM40 80c16-64 61-70 72-70 19 0 31 12 31 26 0 44-69 44-85 44z">
            <text:p/>
          </draw:path>
        </draw:g>
        <draw:line draw:style-name="gr4" draw:layer="layout" svg:x1="11.33cm" svg:y1="16.21cm" svg:x2="4.588cm" svg:y2="16.21cm">
          <text:p/>
        </draw:line>
        <draw:line draw:style-name="gr4" draw:layer="layout" svg:x1="4.588cm" svg:y1="13.64cm" svg:x2="11.446cm" svg:y2="13.64cm">
          <text:p/>
        </draw:line>
        <draw:line draw:style-name="gr4" draw:layer="layout" svg:x1="17.356cm" svg:y1="15.91cm" svg:x2="11.33cm" svg:y2="15.91cm">
          <text:p/>
        </draw:line>
        <draw:g>
          <svg:title>TexMaths</svg:title>
          <svg:desc>12§latex§\begin{eqnarray*}
\text{compute } \mathcal{X}_{scnid,hnid} 
\end{eqnarray*}§svg§600§TRUE§</svg:desc>
          <draw:polygon draw:style-name="gr5" draw:layer="layout" svg:width="3.618cm" svg:height="0.408cm" svg:x="20.985cm" svg:y="8.618cm" svg:viewBox="0 0 3619 409" draw:points="1810,409 0,409 0,0 3619,0 3619,409">
            <text:p/>
          </draw:polygon>
          <draw:path draw:style-name="gr6" draw:layer="layout" svg:width="0.161cm" svg:height="0.193cm" svg:x="20.999cm" svg:y="8.717cm" svg:viewBox="0 0 162 194" svg:d="M35 97c0-68 35-86 57-86 4 0 32 0 46 15-17 2-20 15-20 20 0 10 8 19 20 19 11 0 19-7 19-19 0-29-32-46-65-46-52 0-92 46-92 98 0 54 42 96 91 96 58 0 71-50 71-55 0-4-5-4-6-4-4 0-5 2-5 4-13 40-41 44-56 44-22 0-60-18-60-86z">
            <text:p/>
          </draw:path>
          <draw:path draw:style-name="gr6" draw:layer="layout" svg:width="0.187cm" svg:height="0.193cm" svg:x="21.183cm" svg:y="8.717cm" svg:viewBox="0 0 188 194" svg:d="M188 100c0-56-43-100-93-100-54 0-95 47-95 100s44 94 94 94c51 0 94-41 94-94zM95 183c-19 0-37-8-49-27-11-19-11-45-11-60 0-17 0-40 11-59 10-19 31-27 48-27 19 0 37 9 48 27 10 18 10 42 10 59 0 15 0 38-8 56-10 19-29 31-49 31z">
            <text:p/>
          </draw:path>
          <draw:path draw:style-name="gr6" draw:layer="layout" svg:width="0.329cm" svg:height="0.186cm" svg:x="21.395cm" svg:y="8.719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4 1 47 1v-13c-22 0-32 0-32-12v-82c0-36 0-49-14-64-6-8-20-16-44-16-36 0-54 25-61 42-6-37-37-42-57-42-31 0-50 18-62 44v-44l-60 5v13c30 0 34 2 34 24z">
            <text:p/>
          </draw:path>
          <draw:path draw:style-name="gr6" draw:layer="layout" svg:width="0.208cm" svg:height="0.269cm" svg:x="21.743cm" svg:y="8.719cm" svg:viewBox="0 0 209 270" svg:d="M61 28v-28l-61 5v13c30 0 34 2 34 20v199c0 20-5 20-34 20v13c14-1 36-3 48-3 11 0 32 2 48 3v-13c-29 0-34 0-34-20v-72-3c3 7 21 30 52 30 50 0 95-42 95-96s-41-96-89-96c-32 0-50 19-59 28zM62 139v-95c12-21 34-33 56-33 30 0 56 37 56 85 0 50-30 86-61 86-17 0-34-8-45-25-6-10-6-10-6-18z">
            <text:p/>
          </draw:path>
          <draw:path draw:style-name="gr6" draw:layer="layout" svg:width="0.213cm" svg:height="0.191cm" svg:x="21.979cm" svg:y="8.719cm" svg:viewBox="0 0 214 192" svg:d="M152 153v39l62-5v-13c-30 0-34-3-34-23v-151l-62 5v13c30 0 33 2 33 24v75c0 36-20 65-51 65-36 0-38-19-38-42v-140l-62 5v13c34 0 34 1 34 38v64c0 33 0 72 63 72 24 0 43-12 55-39z">
            <text:p/>
          </draw:path>
          <draw:path draw:style-name="gr6" draw:layer="layout" svg:width="0.132cm" svg:height="0.264cm" svg:x="22.207cm" svg:y="8.646cm" svg:viewBox="0 0 133 265" svg:d="M66 91h60v-13h-60v-78h-11c-1 35-13 80-55 82v9h36v116c0 53 40 58 55 58 30 0 42-30 42-58v-24h-11v24c0 32-12 47-28 47-28 0-28-38-28-45z">
            <text:p/>
          </draw:path>
          <draw:path draw:style-name="gr6" draw:layer="layout" svg:width="0.163cm" svg:height="0.193cm" svg:x="22.375cm" svg:y="8.717cm" svg:viewBox="0 0 164 194" svg:d="M36 83c2-63 38-73 53-73 43 0 48 57 48 73zM35 92h119c9 0 10 0 10-9 0-42-22-83-75-83-49 0-89 43-89 97 0 56 44 97 94 97 51 0 70-47 70-55 0-4-3-5-6-5s-3 3-4 6c-16 43-53 43-58 43-22 0-38-12-48-27-13-21-13-49-13-64z">
            <text:p/>
          </draw:path>
          <draw:path draw:style-name="gr6" draw:layer="layout" svg:width="0.319cm" svg:height="0.288cm" svg:x="22.717cm" svg:y="8.617cm" svg:viewBox="0 0 320 289" svg:d="M181 56c-2-32-7-56-37-56-40 0-67 29-67 41 0 2 2 2 5 2 4 0 22-5 30-19l1-1c24 0 29 13 33 57l6 63c-15 8-73 42-103 63-48 34-49 47-49 59 0 14 7 24 20 24 14 0 33-14 33-20 0-3-1-3-4-3-3-1-13-2-13-19 0-11 0-17 44-47 27-17 51-30 74-44 0 1 6 65 7 72 3 33 6 61 37 61 41 0 68-29 68-41 0-2-2-2-4-2-5 0-23 5-32 19-1 1-3 1-4 1-24 0-27-27-30-62-2-15-3-25-6-69 130-79 130-93 130-111 0-14-7-24-19-24-13 0-32 14-32 20 0 3 2 3 2 3 4 1 13 2 13 19 0 11-1 17-37 42-12 8-30 19-59 37z">
            <text:p/>
          </draw:path>
          <draw:path draw:style-name="gr6" draw:layer="layout" svg:width="0.118cm" svg:height="0.133cm" svg:x="23.016cm" svg:y="8.838cm" svg:viewBox="0 0 119 134" svg:d="M107 19c-7 3-12 9-12 15 0 7 6 9 9 9 4 0 15-2 15-17 0-20-22-26-40-26-47 0-55 35-55 43 0 11 7 18 11 22 8 6 13 7 33 11 6 1 26 4 26 20 0 5-3 15-16 24-12 6-26 6-30 6-12 0-29-3-36-12 11-1 17-10 17-18 0-7-5-11-12-11-9 0-17 7-17 20 0 18 19 29 48 29 55 0 65-37 65-49 0-27-30-32-41-35-2-1-11-2-12-2-11-2-17-8-17-14 0-8 6-16 12-20 9-6 19-6 24-6 6 0 22 2 28 11z">
            <text:p/>
          </draw:path>
          <draw:path draw:style-name="gr6" draw:layer="layout" svg:width="0.129cm" svg:height="0.133cm" svg:x="23.172cm" svg:y="8.838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6" draw:layer="layout" svg:width="0.18cm" svg:height="0.133cm" svg:x="23.318cm" svg:y="8.838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23.525cm" svg:y="8.773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6" draw:layer="layout" svg:width="0.151cm" svg:height="0.208cm" svg:x="23.649cm" svg:y="8.763cm" svg:viewBox="0 0 152 209" svg:d="M151 8c1 0 1-3 1-4 0-2-1-4-4-4-5 0-30 2-38 2-2 2-7 2-7 8 0 4 5 4 9 4 14 0 14 2 14 4s-1 5-1 7l-18 67c-6-9-16-16-30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6" draw:layer="layout" svg:width="0.037cm" svg:height="0.091cm" svg:x="23.838cm" svg:y="8.935cm" svg:viewBox="0 0 38 92" svg:d="M30 30c0 16-2 35-24 54-1 1-1 2-1 4s2 4 3 4c5 0 30-24 30-60 0-18-7-32-21-32-10 0-17 7-17 17 0 9 7 18 18 18 7 0 12-5 12-5z">
            <text:p/>
          </draw:path>
          <draw:path draw:style-name="gr6" draw:layer="layout" svg:width="0.161cm" svg:height="0.208cm" svg:x="23.927cm" svg:y="8.763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0-49 24z">
            <text:p/>
          </draw:path>
          <draw:path draw:style-name="gr6" draw:layer="layout" svg:width="0.18cm" svg:height="0.133cm" svg:x="24.116cm" svg:y="8.838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24.323cm" svg:y="8.773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6" draw:layer="layout" svg:width="0.151cm" svg:height="0.208cm" svg:x="24.447cm" svg:y="8.763cm" svg:viewBox="0 0 152 209" svg:d="M151 8c1 0 1-3 1-4 0-2-1-4-4-4-5 0-30 2-38 2-2 2-7 2-7 8 0 4 5 4 9 4 14 0 14 2 14 4s-1 5-1 7l-17 67c-7-9-17-16-31-16-39 0-77 40-77 83 0 29 19 50 44 50 17 0 32-9 44-21 4 18 22 21 30 21 10 0 18-6 24-16 6-12 9-29 9-30 0-4-3-4-3-4-5 0-5 2-8 10-3 14-9 31-21 31-7 0-10-6-10-14 0-6 0-9 1-12zM89 169c-3 8-10 14-16 19-2 3-14 12-27 12-11 0-22-7-22-29 0-15 8-48 16-60 13-23 28-27 37-27 20 0 26 21 26 25 0 1 0 4-1 5z">
            <text:p/>
          </draw:path>
        </draw:g>
        <draw:line draw:style-name="gr9" draw:layer="layout" svg:x1="28cm" svg:y1="-2.54cm" svg:x2="0cm" svg:y2="-2.54cm">
          <text:p/>
        </draw:line>
        <draw:custom-shape draw:style-name="gr10" draw:text-style-name="P1" draw:layer="layout" svg:width="4.318cm" svg:height="1.282cm" svg:x="3.556cm" svg:y="11.60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the UE decides to\\
 attach with the SCN§svg§600§TRUE§</svg:desc>
          <draw:polygon draw:style-name="gr5" draw:layer="layout" svg:width="3.922cm" svg:height="0.798cm" svg:x="3.656cm" svg:y="11.807cm" svg:viewBox="0 0 3923 799" draw:points="1962,799 0,799 0,0 3923,0 3923,799">
            <text:p/>
          </draw:polygon>
          <draw:path draw:style-name="gr6" draw:layer="layout" svg:width="0.132cm" svg:height="0.264cm" svg:x="4.297cm" svg:y="11.84cm" svg:viewBox="0 0 133 265" svg:d="M66 91h60v-13h-60v-78h-11c-1 35-13 80-55 82v9h36v117c0 52 40 57 55 57 30 0 42-30 42-57v-24h-11v24c0 31-12 46-28 46-28 0-28-38-28-45z">
            <text:p/>
          </draw:path>
          <draw:path draw:style-name="gr6" draw:layer="layout" svg:width="0.213cm" svg:height="0.293cm" svg:x="4.466cm" svg:y="11.806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6" draw:layer="layout" svg:width="0.163cm" svg:height="0.193cm" svg:x="4.698cm" svg:y="11.9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288cm" svg:height="0.298cm" svg:x="5.026cm" svg:y="11.811cm" svg:viewBox="0 0 289 299" svg:d="M233 192c0 60-41 94-82 94-20 0-69-11-69-92v-160c0-16 0-21 33-21h10v-13c-15 1-46 1-63 1-15 0-48 0-62-1v13h10c33 0 33 5 33 21v159c0 59 49 106 107 106 49 0 88-40 95-88 1-8 1-12 1-30v-135c0-14 0-33 43-33v-13c-15 0-36 1-50 1-15 0-35-1-51-1v13c45 0 45 21 45 31z">
            <text:p/>
          </draw:path>
          <draw:path draw:style-name="gr6" draw:layer="layout" svg:width="0.262cm" svg:height="0.287cm" svg:x="5.342cm" svg:y="11.812cm" svg:viewBox="0 0 263 288" svg:d="M43 254c0 16 0 21-32 21h-11v13h245l18-109h-11c-11 65-20 96-94 96h-56c-19 0-20-3-20-17v-113h38c41 0 46 13 46 49h10v-112h-10c0 37-5 50-46 50h-38v-102c0-14 1-17 20-17h55c65 0 76 23 83 82h11l-12-95h-239v13h11c32 0 32 5 32 21z">
            <text:p/>
          </draw:path>
          <draw:path draw:style-name="gr6" draw:layer="layout" svg:width="0.208cm" svg:height="0.298cm" svg:x="5.769cm" svg:y="11.806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6" draw:layer="layout" svg:width="0.163cm" svg:height="0.193cm" svg:x="6cm" svg:y="11.9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161cm" svg:height="0.193cm" svg:x="6.189cm" svg:y="11.91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6" draw:layer="layout" svg:width="0.09cm" svg:height="0.282cm" svg:x="6.375cm" svg:y="11.817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6" draw:layer="layout" svg:width="0.208cm" svg:height="0.298cm" svg:x="6.493cm" svg:y="11.806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6" draw:layer="layout" svg:width="0.163cm" svg:height="0.193cm" svg:x="6.723cm" svg:y="11.9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138cm" svg:height="0.193cm" svg:x="6.912cm" svg:y="11.91cm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
            <text:p/>
          </draw:path>
          <draw:path draw:style-name="gr6" draw:layer="layout" svg:width="0.132cm" svg:height="0.264cm" svg:x="7.213cm" svg:y="11.84cm" svg:viewBox="0 0 133 265" svg:d="M66 91h60v-13h-60v-78h-11c-1 35-13 80-55 82v9h36v117c0 52 40 57 55 57 30 0 42-30 42-57v-24h-11v24c0 31-13 46-28 46-28 0-28-38-28-45z">
            <text:p/>
          </draw:path>
          <draw:path draw:style-name="gr6" draw:layer="layout" svg:width="0.187cm" svg:height="0.193cm" svg:x="7.38cm" svg:y="11.91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6" draw:layer="layout" svg:width="0.191cm" svg:height="0.193cm" svg:x="3.674cm" svg:y="12.41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6" draw:layer="layout" svg:width="0.132cm" svg:height="0.264cm" svg:x="3.874cm" svg:y="12.346cm" svg:viewBox="0 0 133 265" svg:d="M66 91h60v-13h-60v-78h-11c-1 35-13 80-55 82v9h36v117c0 52 40 57 55 57 30 0 42-30 42-57v-24h-11v24c0 31-13 46-28 46-28 0-28-38-28-45z">
            <text:p/>
          </draw:path>
          <draw:path draw:style-name="gr6" draw:layer="layout" svg:width="0.132cm" svg:height="0.264cm" svg:x="4.038cm" svg:y="12.346cm" svg:viewBox="0 0 133 265" svg:d="M66 91h60v-13h-60v-78h-11c-1 35-13 80-55 82v9h36v117c0 52 40 57 55 57 30 0 42-30 42-57v-24h-11v24c0 31-13 46-28 46-28 0-28-38-28-45z">
            <text:p/>
          </draw:path>
          <draw:path draw:style-name="gr6" draw:layer="layout" svg:width="0.191cm" svg:height="0.193cm" svg:x="4.21cm" svg:y="12.41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6" draw:layer="layout" svg:width="0.161cm" svg:height="0.193cm" svg:x="4.417cm" svg:y="12.41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6" draw:layer="layout" svg:width="0.213cm" svg:height="0.293cm" svg:x="4.592cm" svg:y="12.3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6" draw:layer="layout" svg:width="0.289cm" svg:height="0.186cm" svg:x="4.959cm" svg:y="12.423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6" draw:layer="layout" svg:width="0.09cm" svg:height="0.282cm" svg:x="5.27cm" svg:y="12.32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6" draw:layer="layout" svg:width="0.132cm" svg:height="0.264cm" svg:x="5.38cm" svg:y="12.346cm" svg:viewBox="0 0 133 265" svg:d="M66 91h60v-13h-60v-78h-11c-1 35-13 80-55 82v9h36v117c0 52 40 57 55 57 30 0 42-30 42-57v-24h-11v24c0 31-13 46-28 46-28 0-28-38-28-45z">
            <text:p/>
          </draw:path>
          <draw:path draw:style-name="gr6" draw:layer="layout" svg:width="0.213cm" svg:height="0.293cm" svg:x="5.55cm" svg:y="12.3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6" draw:layer="layout" svg:width="0.132cm" svg:height="0.264cm" svg:x="5.918cm" svg:y="12.346cm" svg:viewBox="0 0 133 265" svg:d="M66 91h60v-13h-60v-78h-11c-1 35-13 80-55 82v9h36v117c0 52 40 57 55 57 30 0 42-30 42-57v-24h-11v24c0 31-13 46-28 46-28 0-28-38-28-45z">
            <text:p/>
          </draw:path>
          <draw:path draw:style-name="gr6" draw:layer="layout" svg:width="0.213cm" svg:height="0.293cm" svg:x="6.086cm" svg:y="12.3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6" draw:layer="layout" svg:width="0.163cm" svg:height="0.193cm" svg:x="6.319cm" svg:y="12.4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187cm" svg:height="0.307cm" svg:x="6.657cm" svg:y="12.308cm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5-2-67-23-25-24-26-50-26-66-1-3-4-3-5-3-6 0-6 2-6 9v86c0 7 0 10 5 10 2 0 3-1 6-6 0 0 1-1 15-24 14 15 41 30 78 30 50 0 84-42 84-88 0-42-28-77-63-86z">
            <text:p/>
          </draw:path>
          <draw:path draw:style-name="gr6" draw:layer="layout" svg:width="0.257cm" svg:height="0.307cm" svg:x="6.891cm" svg:y="12.308cm" svg:viewBox="0 0 258 308" svg:d="M0 154c0 87 68 154 148 154 68 0 110-60 110-108 0-4 0-7-6-7-4 0-4 3-5 6-3 61-48 96-95 96-25 0-109-14-109-141 0-126 83-141 109-141 46 0 84 39 93 101 0 6 0 7 6 7 7 0 7-1 7-11v-100c0-8 0-10-5-10-1 0-3 0-7 5l-20 31c-16-14-38-36-78-36-80 0-148 67-148 154z">
            <text:p/>
          </draw:path>
          <draw:path draw:style-name="gr6" draw:layer="layout" svg:width="0.288cm" svg:height="0.288cm" svg:x="7.184cm" svg:y="12.317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</draw:g>
        <draw:g>
          <svg:title>TexMaths</svg:title>
          <svg:desc>12§latex§$\mathcal{X}_{scnid,hnid}$§svg§600§TRUE§</svg:desc>
          <draw:polygon draw:style-name="gr5" draw:layer="layout" svg:width="1.908cm" svg:height="0.408cm" svg:x="13.351cm" svg:y="15.401cm" svg:viewBox="0 0 1909 409" draw:points="954,409 0,409 0,0 1909,0 1909,409">
            <text:p/>
          </draw:polygon>
          <draw:path draw:style-name="gr6" draw:layer="layout" svg:width="0.319cm" svg:height="0.288cm" svg:x="13.373cm" svg:y="15.4cm" svg:viewBox="0 0 320 289" svg:d="M181 56c-2-32-7-56-37-56-40 0-67 29-67 41 0 2 2 2 5 2 4 0 22-5 30-19l1-1c24 0 29 13 33 57l6 63c-15 8-73 42-103 63-48 34-49 47-49 59 0 14 7 24 20 24 14 0 33-14 33-20 0-3-1-3-4-3-3-1-13-2-13-19 0-11 0-17 44-47 27-17 51-30 74-44 0 1 6 65 7 72 3 33 6 61 37 61 41 0 68-29 68-41 0-2-2-2-4-2-5 0-23 5-32 19-1 1-3 1-4 1-24 0-27-27-30-62-2-15-3-25-6-69 130-79 130-93 130-111 0-14-7-24-19-24-13 0-32 14-32 20 0 3 2 3 2 3 4 1 13 2 13 19 0 11-1 17-37 42-12 8-30 19-59 37z">
            <text:p/>
          </draw:path>
          <draw:path draw:style-name="gr6" draw:layer="layout" svg:width="0.118cm" svg:height="0.133cm" svg:x="13.671cm" svg:y="15.621cm" svg:viewBox="0 0 119 134" svg:d="M107 19c-7 3-12 9-12 15 0 7 6 9 9 9 4 0 15-2 15-17 0-20-22-26-40-26-47 0-55 35-55 43 0 11 7 18 11 22 8 6 13 7 33 11 6 1 26 4 26 20 0 5-3 15-16 24-12 6-26 6-30 6-12 0-29-3-36-12 11-1 17-10 17-18 0-7-5-11-12-11-9 0-17 7-17 20 0 18 19 29 48 29 55 0 65-37 65-49 0-27-30-32-41-35-2-1-11-2-12-2-11-2-17-8-17-14 0-8 6-16 12-20 9-6 19-6 24-6 6 0 22 2 28 11z">
            <text:p/>
          </draw:path>
          <draw:path draw:style-name="gr6" draw:layer="layout" svg:width="0.129cm" svg:height="0.133cm" svg:x="13.827cm" svg:y="15.621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6" draw:layer="layout" svg:width="0.18cm" svg:height="0.133cm" svg:x="13.974cm" svg:y="15.621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14.181cm" svg:y="15.556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6" draw:layer="layout" svg:width="0.151cm" svg:height="0.208cm" svg:x="14.304cm" svg:y="15.546cm" svg:viewBox="0 0 152 209" svg:d="M151 8c1 0 1-3 1-4 0-2-1-4-4-4-5 0-30 2-38 2-2 2-7 2-7 8 0 4 5 4 9 4 14 0 14 2 14 4s-1 5-1 7l-17 67c-7-9-17-16-31-16-39 0-77 40-77 83 0 29 19 50 44 50 17 0 32-9 44-21 4 18 22 21 30 21 10 0 18-6 24-16 6-12 9-29 9-30 0-4-3-4-3-4-5 0-5 2-8 10-3 14-9 31-21 31-7 0-10-6-10-14 0-6 0-9 1-12zM89 169c-3 8-10 14-16 19-2 3-14 12-27 12-11 0-22-7-22-29 0-15 8-48 16-60 13-23 28-27 37-27 20 0 26 21 26 25 0 1 0 4-1 5z">
            <text:p/>
          </draw:path>
          <draw:path draw:style-name="gr6" draw:layer="layout" svg:width="0.037cm" svg:height="0.091cm" svg:x="14.494cm" svg:y="15.718cm" svg:viewBox="0 0 38 92" svg:d="M30 30c0 16-2 35-24 54-1 1-1 2-1 4s2 4 3 4c5 0 30-24 30-60 0-18-7-32-21-32-10 0-17 7-17 17 0 9 7 18 18 18 7 0 12-5 12-5z">
            <text:p/>
          </draw:path>
          <draw:path draw:style-name="gr6" draw:layer="layout" svg:width="0.161cm" svg:height="0.208cm" svg:x="14.583cm" svg:y="15.546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0-49 24z">
            <text:p/>
          </draw:path>
          <draw:path draw:style-name="gr6" draw:layer="layout" svg:width="0.18cm" svg:height="0.133cm" svg:x="14.772cm" svg:y="15.621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14.979cm" svg:y="15.556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6" draw:layer="layout" svg:width="0.151cm" svg:height="0.208cm" svg:x="15.102cm" svg:y="15.546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</draw:g>
        <draw:g>
          <svg:title>TexMaths</svg:title>
          <svg:desc>12§latex§$\mathcal{X}_{scnid,hnid}$§svg§600§TRUE§</svg:desc>
          <draw:polygon draw:style-name="gr5" draw:layer="layout" svg:width="1.908cm" svg:height="0.408cm" svg:x="6.73cm" svg:y="15.455cm" svg:viewBox="0 0 1909 409" draw:points="954,409 0,409 0,0 1909,0 1909,409">
            <text:p/>
          </draw:polygon>
          <draw:path draw:style-name="gr6" draw:layer="layout" svg:width="0.319cm" svg:height="0.288cm" svg:x="6.752cm" svg:y="15.454cm" svg:viewBox="0 0 320 289" svg:d="M181 56c-2-32-7-56-37-56-40 0-67 29-67 41 0 2 2 2 5 2 4 0 22-5 30-19l1-1c24 0 29 13 33 57l6 63c-15 8-73 42-103 63-48 34-49 47-49 59 0 14 7 24 20 24 14 0 33-14 33-20 0-3-1-3-4-3-3-1-13-2-13-19 0-11 0-17 44-47 27-17 51-30 74-44 0 1 6 65 7 72 3 33 6 61 37 61 41 0 68-29 68-41 0-2-2-2-4-2-5 0-23 5-32 19-1 1-3 1-4 1-24 0-27-27-30-62-2-15-3-25-6-69 130-79 130-93 130-111 0-14-7-24-19-24-13 0-32 14-32 20 0 3 2 3 2 3 4 1 13 2 13 19 0 11-1 17-37 42-12 8-30 19-59 37z">
            <text:p/>
          </draw:path>
          <draw:path draw:style-name="gr6" draw:layer="layout" svg:width="0.118cm" svg:height="0.133cm" svg:x="7.05cm" svg:y="15.675cm" svg:viewBox="0 0 119 134" svg:d="M107 19c-7 3-12 9-12 15 0 7 6 9 9 9 4 0 15-2 15-17 0-20-22-26-40-26-47 0-55 35-55 43 0 11 7 18 11 22 8 6 13 7 33 11 6 1 26 4 26 20 0 5-3 15-16 24-12 6-26 6-30 6-12 0-29-3-36-12 11-1 17-10 17-18 0-7-5-11-12-11-9 0-17 7-17 20 0 18 19 29 48 29 55 0 65-37 65-49 0-27-30-32-41-35-2-1-11-2-12-2-11-2-17-8-17-14 0-8 6-16 12-20 9-6 19-6 24-6 6 0 22 2 28 11z">
            <text:p/>
          </draw:path>
          <draw:path draw:style-name="gr6" draw:layer="layout" svg:width="0.129cm" svg:height="0.133cm" svg:x="7.206cm" svg:y="15.675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6" draw:layer="layout" svg:width="0.18cm" svg:height="0.133cm" svg:x="7.353cm" svg:y="15.675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7.56cm" svg:y="15.61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6" draw:layer="layout" svg:width="0.151cm" svg:height="0.208cm" svg:x="7.683cm" svg:y="15.6cm" svg:viewBox="0 0 152 209" svg:d="M151 8c1 0 1-3 1-4 0-2-1-4-4-4-5 0-30 2-38 2-2 2-7 2-7 8 0 4 5 4 9 4 14 0 14 2 14 4s-1 5-1 7l-17 67c-7-9-17-16-31-16-39 0-77 40-77 83 0 29 19 50 44 50 17 0 32-9 44-21 4 18 22 21 30 21 10 0 18-6 24-16 6-12 9-29 9-30 0-4-3-4-3-4-5 0-5 2-8 10-3 14-9 31-21 31-7 0-10-6-10-14 0-6 0-9 1-12zM89 169c-3 8-10 14-16 19-2 3-14 12-27 12-11 0-22-7-22-29 0-15 8-48 16-60 13-23 28-27 37-27 20 0 26 21 26 25 0 1 0 4-1 5z">
            <text:p/>
          </draw:path>
          <draw:path draw:style-name="gr6" draw:layer="layout" svg:width="0.037cm" svg:height="0.091cm" svg:x="7.873cm" svg:y="15.772cm" svg:viewBox="0 0 38 92" svg:d="M30 30c0 16-2 35-24 54-1 1-1 2-1 4s2 4 3 4c5 0 30-24 30-60 0-18-7-32-21-32-10 0-17 7-17 17 0 9 7 18 18 18 7 0 12-5 12-5z">
            <text:p/>
          </draw:path>
          <draw:path draw:style-name="gr6" draw:layer="layout" svg:width="0.161cm" svg:height="0.208cm" svg:x="7.962cm" svg:y="15.6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0-49 24z">
            <text:p/>
          </draw:path>
          <draw:path draw:style-name="gr6" draw:layer="layout" svg:width="0.18cm" svg:height="0.133cm" svg:x="8.151cm" svg:y="15.675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8.358cm" svg:y="15.61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6" draw:layer="layout" svg:width="0.151cm" svg:height="0.208cm" svg:x="8.481cm" svg:y="15.6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</draw:g>
        <draw:line draw:style-name="gr4" draw:layer="layout" svg:x1="11.33cm" svg:y1="18.888cm" svg:x2="17.356cm" svg:y2="18.88cm">
          <text:p/>
        </draw:line>
        <draw:g>
          <svg:title>TexMaths</svg:title>
          <svg:desc>12§latex§$E(IMSI||salt,e_{scnid})$§svg§600§TRUE§</svg:desc>
          <draw:polygon draw:style-name="gr5" draw:layer="layout" svg:width="3.988cm" svg:height="0.42cm" svg:x="12.341cm" svg:y="18.313cm" svg:viewBox="0 0 3989 421" draw:points="1995,421 0,421 0,0 3989,0 3989,421">
            <text:p/>
          </draw:polygon>
          <draw:path draw:style-name="gr6" draw:layer="layout" svg:width="0.306cm" svg:height="0.287cm" svg:x="12.357cm" svg:y="18.342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6" draw:layer="layout" svg:width="0.099cm" svg:height="0.421cm" svg:x="12.718cm" svg:y="18.312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6" draw:layer="layout" svg:width="0.196cm" svg:height="0.288cm" svg:x="12.853cm" svg:y="18.34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6" draw:layer="layout" svg:width="0.423cm" svg:height="0.288cm" svg:x="13.074cm" svg:y="18.341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6" draw:layer="layout" svg:width="0.25cm" svg:height="0.307cm" svg:x="13.533cm" svg:y="18.331cm" svg:viewBox="0 0 251 308" svg:d="M251 5c0-3 0-5-4-5-2 0-3 0-8 6l-21 24c-10-19-32-30-60-30-54 0-104 49-104 100 0 34 22 53 43 59l46 12c15 4 39 11 39 46 0 37-34 78-76 78-28 0-75-10-75-62 0-10 3-21 3-23 1-1 1-3 1-3 0-4-3-4-5-4s-4 0-5 1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6" draw:layer="layout" svg:width="0.196cm" svg:height="0.288cm" svg:x="13.806cm" svg:y="18.34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6" draw:layer="layout" svg:width="0.017cm" svg:height="0.421cm" svg:x="14.061cm" svg:y="18.312cm" svg:viewBox="0 0 18 422" svg:d="M18 16c0-9 0-16-8-16-10 0-10 7-10 16v392c0 7 0 14 10 14 8 0 8-7 8-14z">
            <text:p/>
          </draw:path>
          <draw:path draw:style-name="gr6" draw:layer="layout" svg:width="0.017cm" svg:height="0.421cm" svg:x="14.177cm" svg:y="18.312cm" svg:viewBox="0 0 18 422" svg:d="M18 16c0-9 0-16-8-16-10 0-10 7-10 16v392c0 7 0 14 10 14 8 0 8-7 8-14z">
            <text:p/>
          </draw:path>
          <draw:path draw:style-name="gr6" draw:layer="layout" svg:width="0.155cm" svg:height="0.191cm" svg:x="14.266cm" svg:y="18.441cm" svg:viewBox="0 0 156 192" svg:d="M144 29c-12 0-20 9-20 19 0 6 3 12 13 12 9 0 19-7 19-24 0-18-18-36-50-36-57 0-72 43-72 62 0 33 32 40 44 42 22 4 44 9 44 33 0 10-10 45-61 45-6 0-38 0-48-21 16 1 27-11 27-23 0-10-8-15-16-15-11 0-24 9-24 28 0 24 24 41 61 41 69 0 85-52 85-70 0-15-8-26-13-31-12-12-24-14-43-18-14-3-31-6-31-25 0-13 9-38 47-38 10 0 32 2 38 19z">
            <text:p/>
          </draw:path>
          <draw:path draw:style-name="gr6" draw:layer="layout" svg:width="0.193cm" svg:height="0.191cm" svg:x="14.458cm" svg:y="18.441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6" draw:layer="layout" svg:width="0.09cm" svg:height="0.298cm" svg:x="14.681cm" svg:y="18.336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6" draw:layer="layout" svg:width="0.13cm" svg:height="0.269cm" svg:x="14.806cm" svg:y="18.365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6" draw:layer="layout" svg:width="0.049cm" svg:height="0.126cm" svg:x="14.985cm" svg:y="18.583cm" svg:viewBox="0 0 50 127" svg:d="M50 44c0-27-10-44-27-44-15 0-23 11-23 23 0 11 8 23 23 23 5 0 11-3 15-6 2-2 2-2 3-2v6c0 33-15 58-29 72-5 4-5 5-5 6 0 4 3 5 4 5 5 0 39-32 39-83z">
            <text:p/>
          </draw:path>
          <draw:path draw:style-name="gr6" draw:layer="layout" svg:width="0.162cm" svg:height="0.191cm" svg:x="15.154cm" svg:y="18.441cm" svg:viewBox="0 0 163 192" svg:d="M60 90c12 0 43-1 65-11 30-12 32-37 32-43 0-18-17-36-45-36-48 0-112 41-112 115 0 43 25 77 67 77 60 0 96-45 96-51 0-2-2-4-5-4-2 0-3 1-6 3-33 42-79 42-85 42-32 0-36-35-36-49 0-5 0-18 6-43zM40 80c16-64 61-70 72-70 19 0 31 12 31 26 0 44-69 44-85 44z">
            <text:p/>
          </draw:path>
          <draw:path draw:style-name="gr6" draw:layer="layout" svg:width="0.118cm" svg:height="0.133cm" svg:x="15.352cm" svg:y="18.561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6" draw:layer="layout" svg:width="0.129cm" svg:height="0.133cm" svg:x="15.508cm" svg:y="18.561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6" draw:layer="layout" svg:width="0.18cm" svg:height="0.133cm" svg:x="15.653cm" svg:y="18.561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15.861cm" svg:y="18.49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6" draw:layer="layout" svg:width="0.151cm" svg:height="0.208cm" svg:x="15.984cm" svg:y="18.48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6" draw:layer="layout" svg:width="0.099cm" svg:height="0.421cm" svg:x="16.19cm" svg:y="18.312cm" svg:viewBox="0 0 100 422" svg:d="M100 211c0-32-5-84-29-132-25-51-63-79-66-79-4 0-5 1-5 5 0 1 0 1 8 9 42 42 66 109 66 197 0 73-15 147-68 200-6 5-6 6-6 7 0 3 1 4 5 4 3 0 42-29 67-82 22-46 28-93 28-129z">
            <text:p/>
          </draw:path>
        </draw:g>
        <draw:custom-shape draw:style-name="gr11" draw:text-style-name="P1" draw:layer="layout" svg:width="4.342cm" svg:height="1.211cm" svg:x="3.532cm" svg:y="16.40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the UE verifies\\
the certificate§svg§600§TRUE§</svg:desc>
          <draw:polygon draw:style-name="gr5" draw:layer="layout" svg:width="3.363cm" svg:height="0.798cm" svg:x="3.758cm" svg:y="16.613cm" svg:viewBox="0 0 3364 799" draw:points="1683,799 0,799 0,0 3364,0 3364,799">
            <text:p/>
          </draw:polygon>
          <draw:path draw:style-name="gr6" draw:layer="layout" svg:width="0.132cm" svg:height="0.264cm" svg:x="4.399cm" svg:y="16.645cm" svg:viewBox="0 0 133 265" svg:d="M66 91h60v-13h-60v-78h-11c-1 35-13 80-55 82v9h36v117c0 52 40 57 55 57 30 0 42-30 42-57v-24h-11v24c0 31-12 46-28 46-28 0-28-38-28-45z">
            <text:p/>
          </draw:path>
          <draw:path draw:style-name="gr6" draw:layer="layout" svg:width="0.213cm" svg:height="0.293cm" svg:x="4.568cm" svg:y="16.6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6" draw:layer="layout" svg:width="0.163cm" svg:height="0.193cm" svg:x="4.8cm" svg:y="16.7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288cm" svg:height="0.298cm" svg:x="5.129cm" svg:y="16.617cm" svg:viewBox="0 0 289 299" svg:d="M233 192c0 60-41 94-82 94-20 0-69-11-69-92v-160c0-16 0-21 33-21h10v-13c-15 1-46 1-63 1-15 0-48 0-62-1v13h10c33 0 33 5 33 21v159c0 59 49 106 107 106 49 0 88-40 95-88 1-8 1-12 1-30v-135c0-14 0-33 43-33v-13c-15 0-36 1-50 1-15 0-35-1-51-1v13c45 0 45 21 45 31z">
            <text:p/>
          </draw:path>
          <draw:path draw:style-name="gr6" draw:layer="layout" svg:width="0.262cm" svg:height="0.287cm" svg:x="5.444cm" svg:y="16.618cm" svg:viewBox="0 0 263 288" svg:d="M43 254c0 16 0 21-32 21h-11v13h245l18-109h-11c-11 65-20 96-94 96h-56c-19 0-20-3-20-17v-113h38c41 0 46 13 46 49h10v-112h-10c0 37-5 50-46 50h-38v-102c0-14 1-17 20-17h55c65 0 76 23 83 82h11l-12-95h-239v13h11c32 0 32 5 32 21z">
            <text:p/>
          </draw:path>
          <draw:path draw:style-name="gr6" draw:layer="layout" svg:width="0.207cm" svg:height="0.186cm" svg:x="5.864cm" svg:y="16.723cm" svg:viewBox="0 0 208 187" svg:d="M168 42c4-10 12-29 40-29v-13c-10 1-23 1-33 1-9 0-29-1-36-1v13c16 0 21 10 21 18 0 4-2 6-4 11l-43 108-47-119c-2-5-2-6-2-7 0-11 15-11 24-11v-13c-14 0-38 1-47 1-11 0-28 0-41-1v13c26 0 29 3 34 16l61 151c2 6 3 7 9 7 5 0 8-3 9-7z">
            <text:p/>
          </draw:path>
          <draw:path draw:style-name="gr6" draw:layer="layout" svg:width="0.163cm" svg:height="0.193cm" svg:x="6.079cm" svg:y="16.7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142cm" svg:height="0.186cm" svg:x="6.265cm" svg:y="16.71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6" draw:layer="layout" svg:width="0.09cm" svg:height="0.282cm" svg:x="6.432cm" svg:y="16.62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6" draw:layer="layout" svg:width="0.211cm" svg:height="0.298cm" svg:x="6.546cm" svg:y="16.607cm" svg:viewBox="0 0 212 299" svg:d="M128 130c20 0 23 4 23 22v114c0 20-5 20-33 20v13c14-1 37-1 46-1 11 0 33 0 48 1v-13c-28 0-33 0-33-20v-156l-53 5c-7 0-7 0-8 0 0 1-2 1-8 1h-50v-48c0-42 37-58 62-58 14 0 29 3 38 13-18 1-21 13-21 20 0 13 11 19 19 19 10 0 20-7 20-19 0-25-23-43-54-43-40 0-90 22-90 67v49h-34v14h34v136c0 20-5 20-34 20v13c14-1 37-1 48-1 10 0 31 0 47 1v-13c-29 0-34 0-34-20v-136z">
            <text:p/>
          </draw:path>
          <draw:path draw:style-name="gr6" draw:layer="layout" svg:width="0.163cm" svg:height="0.193cm" svg:x="6.78cm" svg:y="16.7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138cm" svg:height="0.193cm" svg:x="6.97cm" svg:y="16.716cm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
            <text:p/>
          </draw:path>
          <draw:path draw:style-name="gr6" draw:layer="layout" svg:width="0.132cm" svg:height="0.264cm" svg:x="3.766cm" svg:y="17.152cm" svg:viewBox="0 0 133 265" svg:d="M66 91h60v-13h-60v-78h-11c-1 35-13 80-55 82v9h36v117c0 52 40 57 55 57 30 0 42-30 42-57v-24h-11v24c0 31-13 46-28 46-28 0-28-38-28-45z">
            <text:p/>
          </draw:path>
          <draw:path draw:style-name="gr6" draw:layer="layout" svg:width="0.213cm" svg:height="0.293cm" svg:x="3.934cm" svg:y="17.118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6" draw:layer="layout" svg:width="0.163cm" svg:height="0.193cm" svg:x="4.167cm" svg:y="17.22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161cm" svg:height="0.193cm" svg:x="4.496cm" svg:y="17.221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6" draw:layer="layout" svg:width="0.163cm" svg:height="0.193cm" svg:x="4.681cm" svg:y="17.22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142cm" svg:height="0.186cm" svg:x="4.868cm" svg:y="17.225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6" draw:layer="layout" svg:width="0.132cm" svg:height="0.264cm" svg:x="5.029cm" svg:y="17.152cm" svg:viewBox="0 0 133 265" svg:d="M66 91h60v-13h-60v-78h-11c-1 35-13 80-55 82v9h36v117c0 52 40 57 55 57 30 0 42-30 42-57v-24h-11v24c0 31-13 46-28 46-28 0-28-38-28-45z">
            <text:p/>
          </draw:path>
          <draw:path draw:style-name="gr6" draw:layer="layout" svg:width="0.09cm" svg:height="0.282cm" svg:x="5.198cm" svg:y="17.129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6" draw:layer="layout" svg:width="0.211cm" svg:height="0.298cm" svg:x="5.312cm" svg:y="17.113cm" svg:viewBox="0 0 212 299" svg:d="M128 130c20 0 23 4 23 22v114c0 20-5 20-33 20v13c14-1 37-1 46-1 11 0 33 0 48 1v-13c-28 0-33 0-33-20v-156l-53 5c-7 0-7 0-8 0 0 1-2 1-8 1h-50v-48c0-42 37-58 64-58 12 0 27 3 36 13-18 1-21 13-21 20 0 13 11 19 19 19 10 0 20-7 20-19 0-25-23-43-54-43-40 0-90 22-90 67v49h-34v14h34v136c0 20-5 20-34 20v13c14-1 37-1 48-1 10 0 31 0 47 1v-13c-29 0-34 0-34-20v-136z">
            <text:p/>
          </draw:path>
          <draw:path draw:style-name="gr6" draw:layer="layout" svg:width="0.161cm" svg:height="0.193cm" svg:x="5.549cm" svg:y="17.221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6" draw:layer="layout" svg:width="0.19cm" svg:height="0.193cm" svg:x="5.738cm" svg:y="17.221cm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6" draw:layer="layout" svg:width="0.132cm" svg:height="0.264cm" svg:x="5.939cm" svg:y="17.152cm" svg:viewBox="0 0 133 265" svg:d="M66 91h60v-13h-60v-78h-11c-1 35-13 80-55 82v9h36v117c0 52 40 57 55 57 30 0 42-30 42-57v-24h-11v24c0 31-13 46-28 46-28 0-28-38-28-45z">
            <text:p/>
          </draw:path>
          <draw:path draw:style-name="gr6" draw:layer="layout" svg:width="0.163cm" svg:height="0.193cm" svg:x="6.107cm" svg:y="17.22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</draw:g>
        <draw:custom-shape draw:style-name="gr12" draw:text-style-name="P1" draw:layer="layout" svg:width="6.07cm" svg:height="1.897cm" svg:x="20.774cm" svg:y="3.22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generate $e_{hnid},d_{hnid}$§svg§600§TRUE§</svg:desc>
          <draw:polygon draw:style-name="gr5" draw:layer="layout" svg:width="3.705cm" svg:height="0.374cm" svg:x="20.932cm" svg:y="3.795cm" svg:viewBox="0 0 3706 375" draw:points="1853,375 0,375 0,0 3706,0 3706,375">
            <text:p/>
          </draw:polygon>
          <draw:path draw:style-name="gr6" draw:layer="layout" svg:width="0.193cm" svg:height="0.279cm" svg:x="20.944cm" svg:y="3.896cm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
            <text:p/>
          </draw:path>
          <draw:path draw:style-name="gr6" draw:layer="layout" svg:width="0.163cm" svg:height="0.194cm" svg:x="21.154cm" svg:y="3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6" draw:layer="layout" svg:width="0.213cm" svg:height="0.186cm" svg:x="21.342cm" svg:y="3.90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6" draw:layer="layout" svg:width="0.163cm" svg:height="0.194cm" svg:x="21.574cm" svg:y="3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6" draw:layer="layout" svg:width="0.142cm" svg:height="0.186cm" svg:x="21.761cm" svg:y="3.90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6" draw:layer="layout" svg:width="0.19cm" svg:height="0.194cm" svg:x="21.932cm" svg:y="3.899cm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6" draw:layer="layout" svg:width="0.132cm" svg:height="0.264cm" svg:x="22.132cm" svg:y="3.828cm" svg:viewBox="0 0 133 265" svg:d="M66 91h60v-13h-60v-78h-11c-1 35-13 80-55 82v9h36v117c0 53 40 57 55 57 30 0 42-30 42-57v-24h-11v24c0 31-12 47-28 47-28 0-28-39-28-46z">
            <text:p/>
          </draw:path>
          <draw:path draw:style-name="gr6" draw:layer="layout" svg:width="0.163cm" svg:height="0.194cm" svg:x="22.299cm" svg:y="3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6" draw:layer="layout" svg:width="0.162cm" svg:height="0.191cm" svg:x="22.634cm" svg:y="3.901cm" svg:viewBox="0 0 163 192" svg:d="M60 90c12 0 43-1 65-11 30-12 32-37 32-43 0-18-17-36-45-36-48 0-112 41-112 115 0 44 25 77 67 77 60 0 96-44 96-50 0-3-2-5-5-5-2 0-3 1-6 4-33 42-79 42-85 42-32 0-36-35-36-50 0-4 0-18 6-43zM40 80c16-64 61-70 72-70 19 0 31 12 31 26 0 44-69 44-85 44z">
            <text:p/>
          </draw:path>
          <draw:path draw:style-name="gr6" draw:layer="layout" svg:width="0.161cm" svg:height="0.208cm" svg:x="22.833cm" svg:y="3.945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0-49 24z">
            <text:p/>
          </draw:path>
          <draw:path draw:style-name="gr6" draw:layer="layout" svg:width="0.18cm" svg:height="0.134cm" svg:x="23.021cm" svg:y="4.02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2cm" svg:x="23.229cm" svg:y="3.955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6" draw:layer="layout" svg:width="0.151cm" svg:height="0.208cm" svg:x="23.351cm" svg:y="3.945cm" svg:viewBox="0 0 152 209" svg:d="M151 8c1 0 1-3 1-4 0-2-1-4-4-4-5 0-30 2-38 2-2 2-7 2-7 8 0 4 5 4 9 4 14 0 14 2 14 4s-1 5-1 7l-18 67c-6-9-16-16-30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  <draw:path draw:style-name="gr6" draw:layer="layout" svg:width="0.049cm" svg:height="0.126cm" svg:x="23.569cm" svg:y="4.043cm" svg:viewBox="0 0 50 127" svg:d="M50 44c0-27-10-44-27-44-15 0-23 11-23 23 0 11 8 23 23 23 5 0 11-3 15-6 2-2 2-2 2-2 1 0 1 0 1 6 0 33-15 58-29 73-5 3-5 4-5 6 0 3 3 4 4 4 5 0 39-32 39-83z">
            <text:p/>
          </draw:path>
          <draw:path draw:style-name="gr6" draw:layer="layout" svg:width="0.201cm" svg:height="0.298cm" svg:x="23.737cm" svg:y="3.794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6" draw:layer="layout" svg:width="0.161cm" svg:height="0.208cm" svg:x="23.96cm" svg:y="3.945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0-49 24z">
            <text:p/>
          </draw:path>
          <draw:path draw:style-name="gr6" draw:layer="layout" svg:width="0.18cm" svg:height="0.134cm" svg:x="24.148cm" svg:y="4.02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2cm" svg:x="24.356cm" svg:y="3.955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6" draw:layer="layout" svg:width="0.151cm" svg:height="0.208cm" svg:x="24.48cm" svg:y="3.945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7 0-10-6-10-15 0-6 0-8 1-12zM89 169c-3 9-10 15-16 20-2 2-14 12-27 12-11 0-22-8-22-29 0-16 8-48 16-60 13-24 28-28 37-28 20 0 26 22 26 25 0 2 0 4-1 5z">
            <text:p/>
          </draw:path>
        </draw:g>
        <draw:g>
          <svg:title>TexMaths</svg:title>
          <svg:desc>12§latex§compute $\mathcal{X}_{hnid,hnid}$§svg§600§TRUE§</svg:desc>
          <draw:polygon draw:style-name="gr5" draw:layer="layout" svg:width="3.501cm" svg:height="0.408cm" svg:x="20.962cm" svg:y="4.37cm" svg:viewBox="0 0 3502 409" draw:points="1751,409 0,409 0,0 3502,0 3502,409">
            <text:p/>
          </draw:polygon>
          <draw:path draw:style-name="gr6" draw:layer="layout" svg:width="0.161cm" svg:height="0.193cm" svg:x="20.976cm" svg:y="4.469cm" svg:viewBox="0 0 162 194" svg:d="M35 97c0-68 35-86 57-86 4 0 32 0 46 15-17 2-20 15-20 20 0 10 8 19 20 19 11 0 19-7 19-19 0-29-32-46-65-46-52 0-92 46-92 98 0 54 42 96 91 96 58 0 71-50 71-55 0-4-5-4-6-4-4 0-5 2-5 4-13 40-41 44-56 44-22 0-60-18-60-86z">
            <text:p/>
          </draw:path>
          <draw:path draw:style-name="gr6" draw:layer="layout" svg:width="0.187cm" svg:height="0.193cm" svg:x="21.16cm" svg:y="4.469cm" svg:viewBox="0 0 188 194" svg:d="M188 100c0-56-43-100-93-100-54 0-95 47-95 100s44 94 94 94c51 0 94-41 94-94zM95 183c-19 0-37-8-49-27-11-19-11-45-11-60 0-17 0-40 11-59 10-19 31-27 48-27 19 0 37 9 48 27 10 18 10 42 10 59 0 15 0 38-8 56-10 19-29 31-49 31z">
            <text:p/>
          </draw:path>
          <draw:path draw:style-name="gr6" draw:layer="layout" svg:width="0.329cm" svg:height="0.186cm" svg:x="21.372cm" svg:y="4.471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6" draw:layer="layout" svg:width="0.208cm" svg:height="0.269cm" svg:x="21.72cm" svg:y="4.471cm" svg:viewBox="0 0 209 270" svg:d="M61 28v-28l-61 5v13c30 0 34 2 34 20v199c0 20-5 20-34 20v13c14-1 36-3 48-3 11 0 32 2 48 3v-13c-29 0-34 0-34-20v-72-3c3 7 21 30 52 30 52 0 95-42 95-96s-41-96-89-96c-32 0-50 19-59 28zM62 139v-95c12-21 34-33 56-33 30 0 56 37 56 85 0 51-30 86-61 86-17 0-34-8-45-25-6-10-6-10-6-18z">
            <text:p/>
          </draw:path>
          <draw:path draw:style-name="gr6" draw:layer="layout" svg:width="0.213cm" svg:height="0.191cm" svg:x="21.956cm" svg:y="4.471cm" svg:viewBox="0 0 214 192" svg:d="M152 153v39l62-5v-13c-30 0-34-3-34-23v-151l-62 5v13c30 0 33 2 33 24v75c0 36-20 65-51 65-36 0-38-19-38-42v-140l-62 5v13c34 0 34 1 34 38v64c0 33 0 72 63 72 24 0 43-12 55-39z">
            <text:p/>
          </draw:path>
          <draw:path draw:style-name="gr6" draw:layer="layout" svg:width="0.132cm" svg:height="0.264cm" svg:x="22.184cm" svg:y="4.398cm" svg:viewBox="0 0 133 265" svg:d="M66 91h60v-13h-60v-78h-11c-1 35-13 80-55 82v9h36v116c0 53 40 58 55 58 30 0 42-30 42-58v-24h-11v24c0 32-12 47-28 47-28 0-28-38-28-45z">
            <text:p/>
          </draw:path>
          <draw:path draw:style-name="gr6" draw:layer="layout" svg:width="0.163cm" svg:height="0.193cm" svg:x="22.352cm" svg:y="4.469cm" svg:viewBox="0 0 164 194" svg:d="M36 83c2-63 38-73 53-73 43 0 48 57 48 73zM35 92h119c9 0 10 0 10-9 0-42-22-83-75-83-49 0-89 43-89 97 0 56 44 97 94 97 51 0 70-47 70-55 0-4-3-5-6-5s-3 3-4 6c-16 43-53 43-58 43-22 0-38-12-48-27-13-21-13-49-13-64z">
            <text:p/>
          </draw:path>
          <draw:path draw:style-name="gr6" draw:layer="layout" svg:width="0.319cm" svg:height="0.288cm" svg:x="22.688cm" svg:y="4.369cm" svg:viewBox="0 0 320 289" svg:d="M181 56c-2-32-7-56-37-56-40 0-67 29-67 41 0 2 2 2 5 2 4 0 22-5 30-19l1-1c24 0 29 13 33 57l6 63c-15 8-73 42-103 63-48 34-49 47-49 59 0 14 7 24 20 24 14 0 33-14 33-20 0-3-1-3-4-3-3-1-13-2-13-19 0-11 0-17 44-47 27-17 51-30 74-44 0 1 6 65 7 72 3 33 6 61 37 61 41 0 68-29 68-41 0-2-2-2-4-2-5 0-23 5-32 19-1 1-3 1-4 1-24 0-27-27-30-62-2-15-3-25-6-69 130-79 130-93 130-111 0-14-7-24-19-24-13 0-32 14-32 20 0 3 2 3 2 3 4 1 13 2 13 19 0 11-1 17-37 42-12 8-30 19-59 37z">
            <text:p/>
          </draw:path>
          <draw:path draw:style-name="gr6" draw:layer="layout" svg:width="0.161cm" svg:height="0.208cm" svg:x="22.989cm" svg:y="4.515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0-49 24z">
            <text:p/>
          </draw:path>
          <draw:path draw:style-name="gr6" draw:layer="layout" svg:width="0.18cm" svg:height="0.133cm" svg:x="23.177cm" svg:y="4.59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6 26z">
            <text:p/>
          </draw:path>
          <draw:path draw:style-name="gr6" draw:layer="layout" svg:width="0.09cm" svg:height="0.199cm" svg:x="23.385cm" svg:y="4.52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6" draw:layer="layout" svg:width="0.151cm" svg:height="0.208cm" svg:x="23.507cm" svg:y="4.515cm" svg:viewBox="0 0 152 209" svg:d="M151 8c1 0 1-3 1-4 0-2-1-4-4-4-5 0-30 2-38 2-2 2-7 2-7 8 0 4 5 4 9 4 14 0 14 2 14 4s-1 5-1 7l-18 67c-6-9-16-16-30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6" draw:layer="layout" svg:width="0.037cm" svg:height="0.091cm" svg:x="23.698cm" svg:y="4.687cm" svg:viewBox="0 0 38 92" svg:d="M30 30c0 16-2 35-24 54-1 1-1 2-1 4s2 4 3 4c5 0 30-24 30-60 0-18-7-32-21-32-10 0-17 7-17 17 0 9 7 18 18 18 7 0 12-5 12-5z">
            <text:p/>
          </draw:path>
          <draw:path draw:style-name="gr6" draw:layer="layout" svg:width="0.161cm" svg:height="0.208cm" svg:x="23.787cm" svg:y="4.515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0-49 24z">
            <text:p/>
          </draw:path>
          <draw:path draw:style-name="gr6" draw:layer="layout" svg:width="0.18cm" svg:height="0.133cm" svg:x="23.976cm" svg:y="4.59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24.183cm" svg:y="4.52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6" draw:layer="layout" svg:width="0.151cm" svg:height="0.208cm" svg:x="24.306cm" svg:y="4.515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</draw:g>
        <draw:line draw:style-name="gr4" draw:layer="layout" svg:x1="25.4cm" svg:y1="6.234cm" svg:x2="4.572cm" svg:y2="6.234cm">
          <text:p/>
        </draw:line>
        <draw:custom-shape draw:style-name="gr13" draw:text-style-name="P2" draw:layer="layout" svg:width="12.7cm" svg:height="1.27cm" svg:x="7.874cm" svg:y="5.588cm">
          <text:p text:style-name="P1"><text:span text:style-name="T1">Integrity protected provisioning of HN’s self signed </text:span></text:p>
          <text:p text:style-name="P1"><text:span text:style-name="T1">certificate to U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2§latex§$hnid,root\_cert\_expiry\_time$§svg§600§TRUE§</svg:desc>
          <draw:polygon draw:style-name="gr5" draw:layer="layout" svg:width="5.067cm" svg:height="0.373cm" svg:x="11.76cm" svg:y="13.382cm" svg:viewBox="0 0 5068 374" draw:points="2535,374 0,374 0,0 5068,0 5068,374">
            <text:p/>
          </draw:polygon>
          <draw:path draw:style-name="gr6" draw:layer="layout" svg:width="0.208cm" svg:height="0.297cm" svg:x="11.783cm" svg:y="13.381cm" svg:viewBox="0 0 209 298" svg:d="M98 5c0 0 0-5-6-5-9 0-40 4-51 5-4 0-7 0-7 8 0 5 3 5 9 5 21 0 22 2 22 7l-1 9-63 243c-1 6-1 7-1 9 0 10 8 12 12 12 7 0 14-4 16-10l8-33 10-38c2-10 4-19 7-29 1-2 3-15 5-18 1-5 14-27 28-39 10-8 22-15 41-15 18 0 23 15 23 29 0 23-17 70-26 95-4 11-6 15-6 24 0 19 15 34 34 34 40 0 57-62 57-65 0-4-5-4-6-4-4 0-4 1-6 7-6 23-21 53-43 53-8 0-11-5-11-14 0-10 5-21 8-30 6-18 25-69 25-93 0-27-16-45-48-45-27 0-46 13-63 32z">
            <text:p/>
          </draw:path>
          <draw:path draw:style-name="gr6" draw:layer="layout" svg:width="0.228cm" svg:height="0.191cm" svg:x="12.014cm" svg:y="13.488cm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
            <text:p/>
          </draw:path>
          <draw:path draw:style-name="gr6" draw:layer="layout" svg:width="0.112cm" svg:height="0.283cm" svg:x="12.266cm" svg:y="13.395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6" draw:layer="layout" svg:width="0.201cm" svg:height="0.297cm" svg:x="12.416cm" svg:y="13.381cm" svg:viewBox="0 0 202 298" svg:d="M202 5c0 0 0-5-5-5-7 0-47 4-54 5-4 0-6 2-6 8 0 5 3 5 9 5 21 0 22 2 22 7l-1 9-25 100c-9-17-21-27-40-27-49 0-102 62-102 123 0 40 23 68 56 68 9 0 30-2 56-32 3 18 18 32 38 32 16 0 25-9 31-23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6" draw:layer="layout" svg:width="0.049cm" svg:height="0.126cm" svg:x="12.654cm" svg:y="13.629cm" svg:viewBox="0 0 50 127" svg:d="M50 44c0-27-10-44-27-44-15 0-23 11-23 23 0 11 8 23 23 23 5 0 11-3 15-6 2-2 2-2 2-2 1 0 1 0 1 6 0 33-15 58-29 72-5 4-5 5-5 6 0 4 3 5 4 5 5 0 39-32 39-83z">
            <text:p/>
          </draw:path>
          <draw:path draw:style-name="gr6" draw:layer="layout" svg:width="0.172cm" svg:height="0.191cm" svg:x="12.817cm" svg:y="13.488cm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6" draw:layer="layout" svg:width="0.18cm" svg:height="0.191cm" svg:x="13.024cm" svg:y="13.488cm" svg:viewBox="0 0 181 192" svg:d="M181 72c0-44-29-72-67-72-58 0-114 60-114 120 0 42 29 72 68 72 57 0 113-59 113-120zM68 182c-18 0-37-13-37-45 0-21 11-67 25-89 21-32 46-38 57-38 25 0 38 20 38 45 0 17-8 61-25 89-14 24-38 38-58 38z">
            <text:p/>
          </draw:path>
          <draw:path draw:style-name="gr6" draw:layer="layout" svg:width="0.18cm" svg:height="0.191cm" svg:x="13.228cm" svg:y="13.488cm" svg:viewBox="0 0 181 192" svg:d="M181 72c0-44-29-72-67-72-58 0-114 60-114 120 0 42 29 72 68 72 57 0 113-59 113-120zM68 182c-18 0-37-13-37-45 0-21 11-67 25-89 21-32 46-38 57-38 25 0 38 20 38 45 0 17-8 61-25 89-14 24-38 38-58 38z">
            <text:p/>
          </draw:path>
          <draw:path draw:style-name="gr6" draw:layer="layout" svg:width="0.13cm" svg:height="0.269cm" svg:x="13.423cm" svg:y="13.41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olygon draw:style-name="gr6" draw:layer="layout" svg:width="0.126cm" svg:height="0.017cm" svg:x="13.59cm" svg:y="13.657cm" svg:viewBox="0 0 127 18" draw:points="64,18 0,18 0,0 127,0 127,18">
            <text:p/>
          </draw:polygon>
          <draw:path draw:style-name="gr6" draw:layer="layout" svg:width="0.165cm" svg:height="0.191cm" svg:x="13.734cm" svg:y="13.488cm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
            <text:p/>
          </draw:path>
          <draw:path draw:style-name="gr6" draw:layer="layout" svg:width="0.162cm" svg:height="0.191cm" svg:x="13.918cm" svg:y="13.488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6" draw:layer="layout" svg:width="0.172cm" svg:height="0.191cm" svg:x="14.107cm" svg:y="13.488cm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6" draw:layer="layout" svg:width="0.13cm" svg:height="0.269cm" svg:x="14.305cm" svg:y="13.41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olygon draw:style-name="gr6" draw:layer="layout" svg:width="0.126cm" svg:height="0.017cm" svg:x="14.473cm" svg:y="13.657cm" svg:viewBox="0 0 127 18" draw:points="64,18 0,18 0,0 127,0 127,18">
            <text:p/>
          </draw:polygon>
          <draw:path draw:style-name="gr6" draw:layer="layout" svg:width="0.162cm" svg:height="0.191cm" svg:x="14.619cm" svg:y="13.488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6" draw:layer="layout" svg:width="0.21cm" svg:height="0.191cm" svg:x="14.807cm" svg:y="13.488cm" svg:viewBox="0 0 211 192" svg:d="M130 60c2-12 12-50 42-50 2 0 12 0 20 4-11 3-19 14-19 23 0 7 3 16 15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8z">
            <text:p/>
          </draw:path>
          <draw:path draw:style-name="gr6" draw:layer="layout" svg:width="0.22cm" svg:height="0.269cm" svg:x="15.022cm" svg:y="13.488cm" svg:viewBox="0 0 221 270" svg:d="M32 239c-3 14-3 18-22 18-5 0-10 0-10 7 0 3 2 6 6 6 11 0 23-3 35-3 14 0 29 3 42 3 2 0 8 0 8-10 0-3-5-3-11-3-21 0-21-4-21-8s18-74 21-85c5 13 17 28 39 28 49 0 102-63 102-125 0-39-24-67-57-67-20 0-40 16-55 31-3-23-23-31-38-31-19 0-28 17-31 24-8 14-14 40-14 41 0 5 5 5 5 5 5 0 5 0 7-10 9-30 17-50 32-50 7 0 13 3 13 19 0 9-1 14-3 21zM107 55c3-12 14-24 23-30 14-13 26-15 33-15 18 0 28 14 28 39s-15 73-22 90c-14 30-35 43-50 43-28 0-34-35-34-37 0-1 0-2 1-7z">
            <text:p/>
          </draw:path>
          <draw:path draw:style-name="gr6" draw:layer="layout" svg:width="0.112cm" svg:height="0.283cm" svg:x="15.259cm" svg:y="13.395cm" svg:viewBox="0 0 113 284" svg:d="M109 16c0-9-6-16-17-16-10 0-22 11-22 23 0 7 6 14 16 14s23-9 23-21zM77 174c5-12 5-13 8-24 4-9 6-15 6-23 0-19-13-35-35-35-39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6" draw:layer="layout" svg:width="0.172cm" svg:height="0.191cm" svg:x="15.403cm" svg:y="13.488cm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6" draw:layer="layout" svg:width="0.195cm" svg:height="0.272cm" svg:x="15.605cm" svg:y="13.488cm" svg:viewBox="0 0 196 273" svg:d="M194 26c2-6 2-7 2-10 0-8-6-11-12-11-5 0-11 2-16 8 0 3-4 16-6 23-2 12-5 23-8 35l-20 75c-1 6-19 36-46 36-23 0-27-18-27-33 0-21 7-47 22-84 6-17 8-22 8-30 0-19-14-35-35-35-40 0-56 61-56 65 0 5 5 5 5 5 5 0 5-2 7-8 11-40 29-52 43-52 3 0 10 0 10 13 0 11-4 21-7 30-17 44-24 68-24 88 0 38 26 51 51 51 17 0 31-7 43-19-6 21-10 43-27 64-11 15-28 28-47 28-6 0-25-1-32-18 7 0 12 0 18-5 4-5 8-9 8-18 0-13-11-14-16-14-9 0-24 6-24 27s20 36 46 36c43 0 88-38 100-86z">
            <text:p/>
          </draw:path>
          <draw:polygon draw:style-name="gr6" draw:layer="layout" svg:width="0.126cm" svg:height="0.017cm" svg:x="15.839cm" svg:y="13.657cm" svg:viewBox="0 0 127 18" draw:points="64,18 0,18 0,0 127,0 127,18">
            <text:p/>
          </draw:polygon>
          <draw:path draw:style-name="gr6" draw:layer="layout" svg:width="0.13cm" svg:height="0.269cm" svg:x="15.976cm" svg:y="13.41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6" draw:layer="layout" svg:width="0.112cm" svg:height="0.283cm" svg:x="16.13cm" svg:y="13.395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6-4c-4 0-4 1-6 8-7 26-22 52-43 52-8 0-11-4-11-14s3-16 13-43z">
            <text:p/>
          </draw:path>
          <draw:path draw:style-name="gr6" draw:layer="layout" svg:width="0.346cm" svg:height="0.191cm" svg:x="16.275cm" svg:y="13.488cm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
            <text:p/>
          </draw:path>
          <draw:path draw:style-name="gr6" draw:layer="layout" svg:width="0.162cm" svg:height="0.191cm" svg:x="16.65cm" svg:y="13.488cm" svg:viewBox="0 0 163 192" svg:d="M60 90c12 0 43-1 65-11 30-12 32-37 32-43 0-18-17-36-45-36-48 0-112 41-112 115 0 43 25 77 67 77 60 0 96-45 96-51 0-2-2-4-5-4-2 0-3 1-6 3-33 42-79 42-85 42-32 0-36-35-36-49 0-5 0-18 6-43zM40 80c16-64 61-70 72-70 19 0 31 12 31 26 0 44-69 44-85 44z">
            <text:p/>
          </draw:path>
        </draw:g>
        <draw:custom-shape draw:style-name="gr14" draw:text-style-name="P3" draw:layer="layout" svg:width="6.35cm" svg:height="1.27cm" svg:x="15.494cm" svg:y="14.224cm">
          <text:p text:style-name="P1"/>
          <draw:enhanced-geometry svg:viewBox="0 0 21600 21600" draw:type="rectangle" draw:enhanced-path="M 0 0 L 21600 0 21600 21600 0 21600 0 0 Z N"/>
        </draw:custom-shape>
        <draw:g>
          <svg:title>TexMaths</svg:title>
          <svg:desc>12§latex§finds the appropriate certificate§svg§600§FALSE§</svg:desc>
          <draw:polygon draw:style-name="gr15" draw:layer="layout" svg:width="5.817cm" svg:height="0.375cm" svg:x="15.748cm" svg:y="14.737cm" svg:viewBox="0 0 5818 376" draw:points="2909,376 0,376 0,0 5818,0 5818,376">
            <text:p/>
          </draw:polygon>
          <draw:path draw:style-name="gr6" draw:layer="layout" svg:width="0.211cm" svg:height="0.298cm" svg:x="15.759cm" svg:y="14.732cm" svg:viewBox="0 0 212 299" svg:d="M128 130c20 0 23 5 23 23v114c0 19-5 19-33 19v13c14-1 37-1 46-1 11 0 33 0 48 1v-13c-28 0-33 0-33-19v-156l-53 4c-7 0-7 0-8 0 0 2-2 2-8 2h-50v-49c0-42 37-58 64-58 12 0 27 3 36 13-18 1-21 13-21 20 0 13 11 19 19 19 10 0 20-7 20-19 0-25-23-43-54-43-40 0-90 22-90 67v50h-34v13h34v137c0 19-5 19-34 19v13c14-1 37-1 48-1 10 0 31 0 47 1v-13c-29 0-34 0-34-19v-137z">
            <text:p/>
          </draw:path>
          <draw:path draw:style-name="gr6" draw:layer="layout" svg:width="0.213cm" svg:height="0.186cm" svg:x="15.996cm" svg:y="14.844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6" draw:layer="layout" svg:width="0.208cm" svg:height="0.298cm" svg:x="16.23cm" svg:y="14.737cm" svg:viewBox="0 0 209 299" svg:d="M146 270v29l63-5v-13c-29 0-33-4-33-24v-257l-61 5v13c30 0 33 2 33 24v91c-12-15-30-26-53-26-51 0-95 42-95 96s42 96 90 96c28 0 46-14 56-29zM146 157v87c0 8 0 8-4 15-12 21-32 31-50 31-19 0-34-11-44-28-12-17-13-41-13-59 0-16 1-41 13-60 10-13 25-26 48-26 16 0 32 6 46 25 4 7 4 8 4 15z">
            <text:p/>
          </draw:path>
          <draw:path draw:style-name="gr6" draw:layer="layout" svg:width="0.138cm" svg:height="0.194cm" svg:x="16.464cm" svg:y="14.841cm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6" draw:layer="layout" svg:width="0.132cm" svg:height="0.264cm" svg:x="16.766cm" svg:y="14.77cm" svg:viewBox="0 0 133 265" svg:d="M66 91h60v-13h-60v-78h-11c-1 35-13 80-55 82v9h36v117c0 53 40 57 55 57 30 0 42-30 42-57v-24h-11v24c0 31-12 47-28 47-28 0-28-39-28-46z">
            <text:p/>
          </draw:path>
          <draw:path draw:style-name="gr6" draw:layer="layout" svg:width="0.213cm" svg:height="0.293cm" svg:x="16.935cm" svg:y="14.737cm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
            <text:p/>
          </draw:path>
          <draw:path draw:style-name="gr6" draw:layer="layout" svg:width="0.163cm" svg:height="0.194cm" svg:x="17.168cm" svg:y="14.841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6" draw:layer="layout" svg:width="0.191cm" svg:height="0.194cm" svg:x="17.503cm" svg:y="14.841cm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6" draw:layer="layout" svg:width="0.208cm" svg:height="0.269cm" svg:x="17.707cm" svg:y="14.844cm" svg:viewBox="0 0 209 270" svg:d="M61 28v-28l-61 5v13c30 0 34 2 34 20v200c0 19-5 19-34 19v13c14-1 36-2 48-2 11 0 32 1 48 2v-13c-29 0-34 0-34-19v-72-4c3 7 21 30 52 30 52 0 95-42 95-96s-41-96-89-96c-32 0-50 19-59 28zM62 139v-95c12-21 34-33 56-33 30 0 56 37 56 85 0 52-30 87-61 87-17 0-34-9-45-26-6-9-6-9-6-18z">
            <text:p/>
          </draw:path>
          <draw:path draw:style-name="gr6" draw:layer="layout" svg:width="0.208cm" svg:height="0.269cm" svg:x="17.942cm" svg:y="14.844cm" svg:viewBox="0 0 209 270" svg:d="M61 28v-28l-61 5v13c30 0 34 2 34 20v200c0 19-5 19-34 19v13c14-1 36-2 48-2 11 0 32 1 48 2v-13c-29 0-34 0-34-19v-72-4c3 7 21 30 52 30 52 0 95-42 95-96s-41-96-89-96c-32 0-50 19-59 28zM62 139v-95c12-21 34-33 56-33 30 0 56 37 56 85 0 52-30 87-61 87-17 0-34-9-45-26-6-9-6-9-6-18z">
            <text:p/>
          </draw:path>
          <draw:path draw:style-name="gr6" draw:layer="layout" svg:width="0.142cm" svg:height="0.186cm" svg:x="18.176cm" svg:y="14.844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6" draw:layer="layout" svg:width="0.187cm" svg:height="0.194cm" svg:x="18.341cm" svg:y="14.841cm" svg:viewBox="0 0 188 195" svg:d="M188 100c0-56-43-100-93-100-54 0-95 47-95 100 0 54 44 95 94 95 51 0 94-41 94-95zM95 184c-19 0-37-9-49-28-11-19-11-44-11-60 0-17 0-40 11-59 10-19 31-27 48-27 19 0 37 9 48 27 10 18 10 42 10 59 0 16 0 39-8 57-10 19-29 31-49 31z">
            <text:p/>
          </draw:path>
          <draw:path draw:style-name="gr6" draw:layer="layout" svg:width="0.208cm" svg:height="0.269cm" svg:x="18.551cm" svg:y="14.844cm" svg:viewBox="0 0 209 270" svg:d="M61 28v-28l-61 5v13c30 0 34 2 34 20v200c0 19-5 19-34 19v13c14-1 36-2 48-2 11 0 32 1 48 2v-13c-29 0-34 0-34-19v-72-4c3 7 21 30 52 30 52 0 95-42 95-96s-41-96-89-96c-32 0-50 19-59 28zM62 139v-95c12-21 34-33 56-33 30 0 56 37 56 85 0 52-30 87-61 87-17 0-34-9-45-26-6-9-6-9-6-18z">
            <text:p/>
          </draw:path>
          <draw:path draw:style-name="gr6" draw:layer="layout" svg:width="0.142cm" svg:height="0.186cm" svg:x="18.787cm" svg:y="14.844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6" draw:layer="layout" svg:width="0.09cm" svg:height="0.282cm" svg:x="18.953cm" svg:y="14.748cm" svg:viewBox="0 0 91 283" svg:d="M61 96l-60 5v13c29 0 33 3 33 23v114c0 19-5 19-34 19v13c13 0 37-1 47-1 15 0 30 1 44 1v-13c-27 0-30-2-30-18zM64 23c0-15-11-23-23-23-13 0-23 12-23 23s10 21 23 21c12 0 23-8 23-21z">
            <text:p/>
          </draw:path>
          <draw:path draw:style-name="gr6" draw:layer="layout" svg:width="0.191cm" svg:height="0.194cm" svg:x="19.075cm" svg:y="14.841cm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6" draw:layer="layout" svg:width="0.132cm" svg:height="0.264cm" svg:x="19.275cm" svg:y="14.77cm" svg:viewBox="0 0 133 265" svg:d="M66 91h60v-13h-60v-78h-11c-1 35-13 80-55 82v9h36v117c0 53 40 57 55 57 30 0 42-30 42-57v-24h-11v24c0 31-12 47-28 47-28 0-28-39-28-46z">
            <text:p/>
          </draw:path>
          <draw:path draw:style-name="gr6" draw:layer="layout" svg:width="0.163cm" svg:height="0.194cm" svg:x="19.443cm" svg:y="14.841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6" draw:layer="layout" svg:width="0.161cm" svg:height="0.194cm" svg:x="19.774cm" svg:y="14.841cm" svg:viewBox="0 0 162 195" svg:d="M35 97c0-68 35-86 57-86 4 0 32 0 46 15-17 2-20 15-20 20 0 10 8 19 20 19 11 0 19-7 19-19 0-29-32-46-65-46-52 0-92 46-92 99 0 54 42 96 91 96 58 0 71-51 71-56 0-3-5-3-6-3-4 0-5 1-5 3-13 40-41 45-56 45-22 0-60-18-60-87z">
            <text:p/>
          </draw:path>
          <draw:path draw:style-name="gr6" draw:layer="layout" svg:width="0.163cm" svg:height="0.194cm" svg:x="19.959cm" svg:y="14.841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6" draw:layer="layout" svg:width="0.142cm" svg:height="0.186cm" svg:x="20.146cm" svg:y="14.844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6" draw:layer="layout" svg:width="0.132cm" svg:height="0.264cm" svg:x="20.308cm" svg:y="14.77cm" svg:viewBox="0 0 133 265" svg:d="M66 91h60v-13h-60v-78h-11c-1 35-13 80-55 82v9h36v117c0 53 40 57 55 57 30 0 42-30 42-57v-24h-11v24c0 31-12 47-28 47-28 0-28-39-28-46z">
            <text:p/>
          </draw:path>
          <draw:path draw:style-name="gr6" draw:layer="layout" svg:width="0.09cm" svg:height="0.282cm" svg:x="20.478cm" svg:y="14.748cm" svg:viewBox="0 0 91 283" svg:d="M61 96l-60 5v13c29 0 33 3 33 23v114c0 19-5 19-34 19v13c13 0 37-1 47-1 15 0 30 1 44 1v-13c-27 0-30-2-30-18zM64 23c0-15-11-23-23-23-13 0-23 12-23 23s10 21 23 21c12 0 23-8 23-21z">
            <text:p/>
          </draw:path>
          <draw:path draw:style-name="gr6" draw:layer="layout" svg:width="0.211cm" svg:height="0.298cm" svg:x="20.593cm" svg:y="14.732cm" svg:viewBox="0 0 212 299" svg:d="M128 130c20 0 23 5 23 23v114c0 19-5 19-33 19v13c14-1 37-1 46-1 11 0 33 0 48 1v-13c-28 0-33 0-33-19v-156l-53 4c-7 0-7 0-8 0 0 2-2 2-8 2h-50v-49c0-42 37-58 64-58 12 0 27 3 36 13-18 1-21 13-21 20 0 13 11 19 19 19 10 0 20-7 20-19 0-25-23-43-54-43-40 0-90 22-90 67v50h-34v13h34v137c0 19-5 19-34 19v13c14-1 37-1 48-1 10 0 31 0 47 1v-13c-29 0-34 0-34-19v-137z">
            <text:p/>
          </draw:path>
          <draw:path draw:style-name="gr6" draw:layer="layout" svg:width="0.161cm" svg:height="0.194cm" svg:x="20.829cm" svg:y="14.841cm" svg:viewBox="0 0 162 195" svg:d="M35 97c0-68 35-86 57-86 4 0 32 0 46 15-17 2-20 15-20 20 0 10 8 19 20 19 11 0 19-7 19-19 0-29-32-46-65-46-52 0-92 46-92 99 0 54 42 96 91 96 58 0 71-51 71-56 0-3-5-3-6-3-4 0-5 1-5 3-13 40-41 45-56 45-22 0-60-18-60-87z">
            <text:p/>
          </draw:path>
          <draw:path draw:style-name="gr6" draw:layer="layout" svg:width="0.191cm" svg:height="0.194cm" svg:x="21.02cm" svg:y="14.841cm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6" draw:layer="layout" svg:width="0.132cm" svg:height="0.264cm" svg:x="21.222cm" svg:y="14.77cm" svg:viewBox="0 0 133 265" svg:d="M66 91h60v-13h-60v-78h-11c-1 35-13 80-55 82v9h36v117c0 53 40 57 55 57 30 0 42-30 42-57v-24h-11v24c0 31-12 47-28 47-28 0-28-39-28-46z">
            <text:p/>
          </draw:path>
          <draw:path draw:style-name="gr6" draw:layer="layout" svg:width="0.163cm" svg:height="0.194cm" svg:x="21.39cm" svg:y="14.841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</draw:g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1-31T14:15:33.893947979</dc:date>
    <meta:editing-duration>PT12H50M46S</meta:editing-duration>
    <meta:editing-cycles>34</meta:editing-cycles>
    <meta:generator>LibreOffice/4.2.8.2$Linux_X86_64 LibreOffice_project/420m0$Build-2</meta:generator>
    <dc:creator>Khan A</dc:creator>
    <meta:document-statistic meta:object-count="358"/>
  </office:meta>
</office:document-meta>
</file>